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3.57cm"/>
    </style:style>
    <style:style style:name="co4" style:family="table-column">
      <style:table-column-properties fo:break-before="auto" style:column-width="5.052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0.788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5cm"/>
    </style:style>
    <style:style style:name="co14" style:family="table-column">
      <style:table-column-properties fo:break-before="auto" style:column-width="3.785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3.866cm"/>
    </style:style>
    <style:style style:name="co18" style:family="table-column">
      <style:table-column-properties fo:break-before="auto" style:column-width="0.665cm"/>
    </style:style>
    <style:style style:name="co19" style:family="table-column">
      <style:table-column-properties fo:break-before="auto" style:column-width="2.48cm"/>
    </style:style>
    <style:style style:name="co20" style:family="table-column">
      <style:table-column-properties fo:break-before="auto" style:column-width="6.02cm"/>
    </style:style>
    <style:style style:name="co21" style:family="table-column">
      <style:table-column-properties fo:break-before="auto" style:column-width="3.524cm"/>
    </style:style>
    <style:style style:name="co22" style:family="table-column">
      <style:table-column-properties fo:break-before="auto" style:column-width="1.152cm"/>
    </style:style>
    <style:style style:name="co23" style:family="table-column">
      <style:table-column-properties fo:break-before="auto" style:column-width="1.12cm"/>
    </style:style>
    <style:style style:name="co24" style:family="table-column">
      <style:table-column-properties fo:break-before="auto" style:column-width="1.057cm"/>
    </style:style>
    <style:style style:name="co25" style:family="table-column">
      <style:table-column-properties fo:break-before="auto" style:column-width="1.249cm"/>
    </style:style>
    <style:style style:name="co26" style:family="table-column">
      <style:table-column-properties fo:break-before="auto" style:column-width="1.185cm"/>
    </style:style>
    <style:style style:name="co27" style:family="table-column">
      <style:table-column-properties fo:break-before="auto" style:column-width="3.298cm"/>
    </style:style>
    <style:style style:name="co28" style:family="table-column">
      <style:table-column-properties fo:break-before="auto" style:column-width="6.888cm"/>
    </style:style>
    <style:style style:name="co29" style:family="table-column">
      <style:table-column-properties fo:break-before="auto" style:column-width="2.85cm"/>
    </style:style>
    <style:style style:name="co30" style:family="table-column">
      <style:table-column-properties fo:break-before="auto" style:column-width="0.707cm"/>
    </style:style>
    <style:style style:name="co31" style:family="table-column">
      <style:table-column-properties fo:break-before="auto" style:column-width="6.209cm"/>
    </style:style>
    <style:style style:name="co32" style:family="table-column">
      <style:table-column-properties fo:break-before="auto" style:column-width="0.979cm"/>
    </style:style>
    <style:style style:name="co33" style:family="table-column">
      <style:table-column-properties fo:break-before="auto" style:column-width="1.007cm"/>
    </style:style>
    <style:style style:name="co34" style:family="table-column">
      <style:table-column-properties fo:break-before="auto" style:column-width="0.871cm"/>
    </style:style>
    <style:style style:name="co35" style:family="table-column">
      <style:table-column-properties fo:break-before="auto" style:column-width="3.5cm"/>
    </style:style>
    <style:style style:name="co36" style:family="table-column">
      <style:table-column-properties fo:break-before="auto" style:column-width="2.831cm"/>
    </style:style>
    <style:style style:name="co37" style:family="table-column">
      <style:table-column-properties fo:break-before="auto" style:column-width="10.02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18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42cm" fo:break-before="auto" style:use-optimal-row-height="false"/>
    </style:style>
    <style:style style:name="ro9" style:family="table-row">
      <style:table-row-properties style:row-height="0.672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6cm" fo:break-before="auto" style:use-optimal-row-height="false"/>
    </style:style>
    <style:style style:name="ro13" style:family="table-row">
      <style:table-row-properties style:row-height="0.75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8" style:family="table-cell" style:parent-style-name="Default" style:data-style-name="N100"/>
    <style:style style:name="ce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14" style:family="table-cell" style:parent-style-name="Default" style:data-style-name="N0"/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4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fo:background-color="#ffd8c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transparent"/>
    </style:style>
    <style:style style:name="ce43" style:family="table-cell" style:parent-style-name="Default" style:data-style-name="N100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 style:data-style-name="N100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172" style:family="table-cell" style:parent-style-name="Default" style:data-style-name="N100">
      <style:table-cell-properties fo:border-bottom="none" fo:background-color="#ffd8c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style:font-size-asian="11pt" style:font-size-complex="11pt"/>
    </style:style>
    <style:style style:name="ce5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7" style:family="table-cell" style:parent-style-name="Default" style:data-style-name="N100">
      <style:table-cell-properties fo:border-bottom="none" fo:background-color="#dee6ef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18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8" style:family="table-cell" style:parent-style-name="Default" style:data-style-name="N100">
      <style:table-cell-properties fo:border-bottom="none" fo:background-color="#dde8cb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60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193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6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67" style:family="table-cell" style:parent-style-name="Default" style:data-style-name="N0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68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69" style:family="table-cell" style:parent-style-name="Default">
      <style:table-cell-properties fo:border-bottom="none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1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2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74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75" style:family="table-cell" style:parent-style-name="Default">
      <style:table-cell-properties fo:border-bottom="none" fo:background-color="#dde8cb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8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</style:style>
    <style:style style:name="ce79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80" style:family="table-cell" style:parent-style-name="Default">
      <style:table-cell-properties fo:border-bottom="none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1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84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ff0000" style:vertical-align="middle"/>
      <style:paragraph-properties fo:text-align="center" fo:margin-left="0cm"/>
    </style:style>
    <style:style style:name="ce85" style:family="table-cell" style:parent-style-name="Default">
      <style:table-cell-properties fo:border-bottom="0.06pt solid #ff0000" fo:background-color="#ffd7d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ffd7d7" style:text-align-source="fix" style:repeat-content="false" fo:border-left="none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87" style:family="table-cell" style:parent-style-name="Default">
      <style:table-cell-properties fo:border-bottom="none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8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9" style:family="table-cell" style:parent-style-name="Default">
      <style:table-cell-properties fo:border-bottom="0.06pt solid #ff0000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0.06pt solid #ff0000" fo:background-color="#dedce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3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94" style:family="table-cell" style:parent-style-name="Default">
      <style:table-cell-properties fo:border-bottom="none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5" style:family="table-cell" style:parent-style-name="Default">
      <style:table-cell-properties fo:border-bottom="0.06pt solid #ff0000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9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0.06pt solid #ff0000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ackground-color="#dde8cb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100" style:family="table-cell" style:parent-style-name="Default">
      <style:table-cell-properties fo:border-bottom="none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3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4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5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  <style:text-properties style:use-window-font-color="true"/>
    </style:style>
    <style:style style:name="ce108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09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1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4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2.35pt double #ff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5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7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9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20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1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2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none" fo:border-top="0.06pt solid #ff0000" style:vertical-align="middle"/>
      <style:paragraph-properties fo:text-align="center" fo:margin-left="0cm"/>
      <style:text-properties style:use-window-font-color="tru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1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5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126" style:family="table-cell" style:parent-style-name="Default">
      <style:table-cell-properties fo:border-bottom="0.06pt solid #ff0000" fo:background-color="#dde8cb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12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12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129" style:family="table-cell" style:parent-style-name="Default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6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63" style:family="table-cell" style:parent-style-name="Default">
      <style:table-cell-properties fo:border-bottom="none" fo:border-left="none" fo:border-right="0.06pt solid #000000" fo:border-top="none"/>
    </style:style>
    <style:style style:name="ce2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6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6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2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77" style:family="table-cell" style:parent-style-name="Default">
      <style:table-cell-properties fo:border-bottom="0.06pt solid #000000" fo:border-left="none" fo:border-right="none" fo:border-top="none"/>
    </style:style>
    <style:style style:name="ce28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27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28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7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Values M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ce36"/>
        <table:table-column table:style-name="co7" table:default-cell-style-name="Default"/>
        <table:table-column table:style-name="co8" table:default-cell-style-name="Default"/>
        <table:table-column table:style-name="co2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ce8"/>
        <table:table-column table:style-name="co11" table:default-cell-style-name="ce34"/>
        <table:table-column table:style-name="co12" table:number-columns-repeated="2" table:default-cell-style-name="Default"/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 table:number-columns-repeated="2"/>
          <table:table-cell table:number-columns-repeated="7"/>
        </table:table-row>
        <table:table-row table:style-name="ro2">
          <table:table-cell/>
          <table:table-cell table:style-name="ce1"/>
          <table:table-cell table:style-name="ce9"/>
          <table:table-cell table:style-name="ce16" office:value-type="string" calcext:value-type="string">
            <text:p>KONAMI</text:p>
          </table:table-cell>
          <table:table-cell table:style-name="ce15" table:number-columns-repeated="3"/>
          <table:table-cell/>
          <table:table-cell table:style-name="Default"/>
          <table:table-cell table:style-name="ce43" office:value-type="string" calcext:value-type="string">
            <text:p>M6809</text:p>
          </table:table-cell>
          <table:table-cell table:number-columns-repeated="3"/>
          <table:table-cell table:style-name="ce46" office:value-type="string" calcext:value-type="string">
            <text:p>HITACHI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 table:number-columns-repeated="2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style-name="ce17" office:value-type="string" calcext:value-type="string">
            <text:p>~ cycles</text:p>
          </table:table-cell>
          <table:table-cell table:style-name="ce17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2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2" office:value-type="string" calcext:value-type="string">
            <text:p># bytes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08</text:p>
          </table:table-cell>
          <table:table-cell table:style-name="ce11" table:formula="of:=HEX2BIN([.B5];8)" office:value-type="string" office:string-value="00001000" calcext:value-type="string">
            <text:p>0000100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09</text:p>
          </table:table-cell>
          <table:table-cell table:style-name="ce11" table:formula="of:=HEX2BIN([.B6];8)" office:value-type="string" office:string-value="00001001" calcext:value-type="string">
            <text:p>0000100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6">
          <table:table-cell/>
          <table:table-cell table:style-name="ce3" office:value-type="string" calcext:value-type="string">
            <text:p>0A</text:p>
          </table:table-cell>
          <table:table-cell table:style-name="ce11" table:formula="of:=HEX2BIN([.B7];8)" office:value-type="string" office:string-value="00001010" calcext:value-type="string">
            <text:p>0000101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B</text:p>
          </table:table-cell>
          <table:table-cell table:style-name="ce11" table:formula="of:=HEX2BIN([.B8];8)" office:value-type="string" office:string-value="00001011" calcext:value-type="string">
            <text:p>0000101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9];8)" office:value-type="string" office:string-value="00001100" calcext:value-type="string">
            <text:p>0000110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10];8)" office:value-type="string" office:string-value="00001101" calcext:value-type="string">
            <text:p>0000110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1];8)" office:value-type="string" office:string-value="00001110" calcext:value-type="string">
            <text:p>0000111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2];8)" office:value-type="string" office:string-value="00001111" calcext:value-type="string">
            <text:p>0000111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10</text:p>
          </table:table-cell>
          <table:table-cell table:style-name="ce12" table:formula="of:=HEX2BIN([.B13];8)" office:value-type="string" office:string-value="00010000" calcext:value-type="string">
            <text:p>00010000</text:p>
          </table:table-cell>
          <table:table-cell table:style-name="ce19" office:value-type="string" calcext:value-type="string">
            <text:p>LD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1</text:p>
          </table:table-cell>
          <table:table-cell table:style-name="ce11" table:formula="of:=HEX2BIN([.B14];8)" office:value-type="string" office:string-value="00010001" calcext:value-type="string">
            <text:p>0001000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2</text:p>
          </table:table-cell>
          <table:table-cell table:style-name="ce11" table:formula="of:=HEX2BIN([.B15];8)" office:value-type="string" office:string-value="00010010" calcext:value-type="string">
            <text:p>0001001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3</text:p>
          </table:table-cell>
          <table:table-cell table:style-name="ce11" table:formula="of:=HEX2BIN([.B16];8)" office:value-type="string" office:string-value="00010011" calcext:value-type="string">
            <text:p>0001001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4</text:p>
          </table:table-cell>
          <table:table-cell table:style-name="ce11" table:formula="of:=HEX2BIN([.B17];8)" office:value-type="string" office:string-value="00010100" calcext:value-type="string">
            <text:p>0001010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5</text:p>
          </table:table-cell>
          <table:table-cell table:style-name="ce11" table:formula="of:=HEX2BIN([.B18];8)" office:value-type="string" office:string-value="00010101" calcext:value-type="string">
            <text:p>0001010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6</text:p>
          </table:table-cell>
          <table:table-cell table:style-name="ce11" table:formula="of:=HEX2BIN([.B19];8)" office:value-type="string" office:string-value="00010110" calcext:value-type="string">
            <text:p>0001011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7</text:p>
          </table:table-cell>
          <table:table-cell table:style-name="ce11" table:formula="of:=HEX2BIN([.B20];8)" office:value-type="string" office:string-value="00010111" calcext:value-type="string">
            <text:p>0001011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8</text:p>
          </table:table-cell>
          <table:table-cell table:style-name="ce11" table:formula="of:=HEX2BIN([.B21];8)" office:value-type="string" office:string-value="00011000" calcext:value-type="string">
            <text:p>0001100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9</text:p>
          </table:table-cell>
          <table:table-cell table:style-name="ce11" table:formula="of:=HEX2BIN([.B22];8)" office:value-type="string" office:string-value="00011001" calcext:value-type="string">
            <text:p>0001100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A</text:p>
          </table:table-cell>
          <table:table-cell table:style-name="ce11" table:formula="of:=HEX2BIN([.B23];8)" office:value-type="string" office:string-value="00011010" calcext:value-type="string">
            <text:p>0001101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B</text:p>
          </table:table-cell>
          <table:table-cell table:style-name="ce11" table:formula="of:=HEX2BIN([.B24];8)" office:value-type="string" office:string-value="00011011" calcext:value-type="string">
            <text:p>0001101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C</text:p>
          </table:table-cell>
          <table:table-cell table:style-name="ce11" table:formula="of:=HEX2BIN([.B25];8)" office:value-type="string" office:string-value="00011100" calcext:value-type="string">
            <text:p>0001110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D</text:p>
          </table:table-cell>
          <table:table-cell table:style-name="ce11" table:formula="of:=HEX2BIN([.B26];8)" office:value-type="string" office:string-value="00011101" calcext:value-type="string">
            <text:p>0001110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E</text:p>
          </table:table-cell>
          <table:table-cell table:style-name="ce11" table:formula="of:=HEX2BIN([.B27];8)" office:value-type="string" office:string-value="00011110" calcext:value-type="string">
            <text:p>0001111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F</text:p>
          </table:table-cell>
          <table:table-cell table:style-name="ce11" table:formula="of:=HEX2BIN([.B28];8)" office:value-type="string" office:string-value="00011111" calcext:value-type="string">
            <text:p>0001111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20</text:p>
          </table:table-cell>
          <table:table-cell table:style-name="ce13" table:formula="of:=HEX2BIN([.B29];8)" office:value-type="string" office:string-value="00100000" calcext:value-type="string">
            <text:p>00100000</text:p>
          </table:table-cell>
          <table:table-cell table:style-name="ce19" office:value-type="string" calcext:value-type="string">
            <text:p>SBC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21</text:p>
          </table:table-cell>
          <table:table-cell table:style-name="ce11" table:formula="of:=HEX2BIN([.B30];8)" office:value-type="string" office:string-value="00100001" calcext:value-type="string">
            <text:p>0010000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2</text:p>
          </table:table-cell>
          <table:table-cell table:style-name="ce11" table:formula="of:=HEX2BIN([.B31];8)" office:value-type="string" office:string-value="00100010" calcext:value-type="string">
            <text:p>0010001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3</text:p>
          </table:table-cell>
          <table:table-cell table:style-name="ce11" table:formula="of:=HEX2BIN([.B32];8)" office:value-type="string" office:string-value="00100011" calcext:value-type="string">
            <text:p>0010001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4</text:p>
          </table:table-cell>
          <table:table-cell table:style-name="ce11" table:formula="of:=HEX2BIN([.B33];8)" office:value-type="string" office:string-value="00100100" calcext:value-type="string">
            <text:p>0010010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5</text:p>
          </table:table-cell>
          <table:table-cell table:style-name="ce11" table:formula="of:=HEX2BIN([.B34];8)" office:value-type="string" office:string-value="00100101" calcext:value-type="string">
            <text:p>0010010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6</text:p>
          </table:table-cell>
          <table:table-cell table:style-name="ce11" table:formula="of:=HEX2BIN([.B35];8)" office:value-type="string" office:string-value="00100110" calcext:value-type="string">
            <text:p>0010011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7</text:p>
          </table:table-cell>
          <table:table-cell table:style-name="ce11" table:formula="of:=HEX2BIN([.B36];8)" office:value-type="string" office:string-value="00100111" calcext:value-type="string">
            <text:p>0010011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8</text:p>
          </table:table-cell>
          <table:table-cell table:style-name="ce11" table:formula="of:=HEX2BIN([.B37];8)" office:value-type="string" office:string-value="00101000" calcext:value-type="string">
            <text:p>0010100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9</text:p>
          </table:table-cell>
          <table:table-cell table:style-name="ce11" table:formula="of:=HEX2BIN([.B38];8)" office:value-type="string" office:string-value="00101001" calcext:value-type="string">
            <text:p>0010100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A</text:p>
          </table:table-cell>
          <table:table-cell table:style-name="ce11" table:formula="of:=HEX2BIN([.B39];8)" office:value-type="string" office:string-value="00101010" calcext:value-type="string">
            <text:p>0010101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B</text:p>
          </table:table-cell>
          <table:table-cell table:style-name="ce11" table:formula="of:=HEX2BIN([.B40];8)" office:value-type="string" office:string-value="00101011" calcext:value-type="string">
            <text:p>0010101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C</text:p>
          </table:table-cell>
          <table:table-cell table:style-name="ce11" table:formula="of:=HEX2BIN([.B41];8)" office:value-type="string" office:string-value="00101100" calcext:value-type="string">
            <text:p>0010110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D</text:p>
          </table:table-cell>
          <table:table-cell table:style-name="ce11" table:formula="of:=HEX2BIN([.B42];8)" office:value-type="string" office:string-value="00101101" calcext:value-type="string">
            <text:p>0010110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E</text:p>
          </table:table-cell>
          <table:table-cell table:style-name="ce11" table:formula="of:=HEX2BIN([.B43];8)" office:value-type="string" office:string-value="00101110" calcext:value-type="string">
            <text:p>0010111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F</text:p>
          </table:table-cell>
          <table:table-cell table:style-name="ce11" table:formula="of:=HEX2BIN([.B44];8)" office:value-type="string" office:string-value="00101111" calcext:value-type="string">
            <text:p>0010111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30</text:p>
          </table:table-cell>
          <table:table-cell table:style-name="ce13" table:formula="of:=HEX2BIN([.B45];8)" office:value-type="string" office:string-value="00110000" calcext:value-type="string">
            <text:p>0011000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1</text:p>
          </table:table-cell>
          <table:table-cell table:style-name="ce11" table:formula="of:=HEX2BIN([.B46];8)" office:value-type="string" office:string-value="00110001" calcext:value-type="string">
            <text:p>0011000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2</text:p>
          </table:table-cell>
          <table:table-cell table:style-name="ce11" table:formula="of:=HEX2BIN([.B47];8)" office:value-type="string" office:string-value="00110010" calcext:value-type="string">
            <text:p>0011001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3</text:p>
          </table:table-cell>
          <table:table-cell table:style-name="ce11" table:formula="of:=HEX2BIN([.B48];8)" office:value-type="string" office:string-value="00110011" calcext:value-type="string">
            <text:p>0011001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4</text:p>
          </table:table-cell>
          <table:table-cell table:style-name="ce11" table:formula="of:=HEX2BIN([.B49];8)" office:value-type="string" office:string-value="00110100" calcext:value-type="string">
            <text:p>0011010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5</text:p>
          </table:table-cell>
          <table:table-cell table:style-name="ce11" table:formula="of:=HEX2BIN([.B50];8)" office:value-type="string" office:string-value="00110101" calcext:value-type="string">
            <text:p>0011010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6</text:p>
          </table:table-cell>
          <table:table-cell table:style-name="ce11" table:formula="of:=HEX2BIN([.B51];8)" office:value-type="string" office:string-value="00110110" calcext:value-type="string">
            <text:p>0011011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7</text:p>
          </table:table-cell>
          <table:table-cell table:style-name="ce11" table:formula="of:=HEX2BIN([.B52];8)" office:value-type="string" office:string-value="00110111" calcext:value-type="string">
            <text:p>0011011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3];8)" office:value-type="string" office:string-value="00111000" calcext:value-type="string">
            <text:p>0011100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4];8)" office:value-type="string" office:string-value="00111001" calcext:value-type="string">
            <text:p>0011100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A</text:p>
          </table:table-cell>
          <table:table-cell table:style-name="ce11" table:formula="of:=HEX2BIN([.B55];8)" office:value-type="string" office:string-value="00111010" calcext:value-type="string">
            <text:p>0011101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3-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B</text:p>
          </table:table-cell>
          <table:table-cell table:style-name="ce11" table:formula="of:=HEX2BIN([.B56];8)" office:value-type="string" office:string-value="00111011" calcext:value-type="string">
            <text:p>0011101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C</text:p>
          </table:table-cell>
          <table:table-cell table:style-name="ce11" table:formula="of:=HEX2BIN([.B57];8)" office:value-type="string" office:string-value="00111100" calcext:value-type="string">
            <text:p>0011110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D</text:p>
          </table:table-cell>
          <table:table-cell table:style-name="ce11" table:formula="of:=HEX2BIN([.B58];8)" office:value-type="string" office:string-value="00111101" calcext:value-type="string">
            <text:p>0011110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9];8)" office:value-type="string" office:string-value="00111110" calcext:value-type="string">
            <text:p>0011111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60];8)" office:value-type="string" office:string-value="00111111" calcext:value-type="string">
            <text:p>0011111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40</text:p>
          </table:table-cell>
          <table:table-cell table:style-name="ce13" table:formula="of:=HEX2BIN([.B61];8)" office:value-type="string" office:string-value="01000000" calcext:value-type="string">
            <text:p>01000000</text:p>
          </table:table-cell>
          <table:table-cell table:style-name="ce19" office:value-type="string" calcext:value-type="string">
            <text:p>LDD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1</text:p>
          </table:table-cell>
          <table:table-cell table:style-name="ce11" table:formula="of:=HEX2BIN([.B62];8)" office:value-type="string" office:string-value="01000001" calcext:value-type="string">
            <text:p>0100000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2</text:p>
          </table:table-cell>
          <table:table-cell table:style-name="ce11" table:formula="of:=HEX2BIN([.B63];8)" office:value-type="string" office:string-value="01000010" calcext:value-type="string">
            <text:p>0100001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3</text:p>
          </table:table-cell>
          <table:table-cell table:style-name="ce11" table:formula="of:=HEX2BIN([.B64];8)" office:value-type="string" office:string-value="01000011" calcext:value-type="string">
            <text:p>0100001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4</text:p>
          </table:table-cell>
          <table:table-cell table:style-name="ce11" table:formula="of:=HEX2BIN([.B65];8)" office:value-type="string" office:string-value="01000100" calcext:value-type="string">
            <text:p>0100010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5</text:p>
          </table:table-cell>
          <table:table-cell table:style-name="ce11" table:formula="of:=HEX2BIN([.B66];8)" office:value-type="string" office:string-value="01000101" calcext:value-type="string">
            <text:p>0100010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6</text:p>
          </table:table-cell>
          <table:table-cell table:style-name="ce11" table:formula="of:=HEX2BIN([.B67];8)" office:value-type="string" office:string-value="01000110" calcext:value-type="string">
            <text:p>0100011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7</text:p>
          </table:table-cell>
          <table:table-cell table:style-name="ce11" table:formula="of:=HEX2BIN([.B68];8)" office:value-type="string" office:string-value="01000111" calcext:value-type="string">
            <text:p>0100011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8</text:p>
          </table:table-cell>
          <table:table-cell table:style-name="ce11" table:formula="of:=HEX2BIN([.B69];8)" office:value-type="string" office:string-value="01001000" calcext:value-type="string">
            <text:p>0100100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9</text:p>
          </table:table-cell>
          <table:table-cell table:style-name="ce11" table:formula="of:=HEX2BIN([.B70];8)" office:value-type="string" office:string-value="01001001" calcext:value-type="string">
            <text:p>0100100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A</text:p>
          </table:table-cell>
          <table:table-cell table:style-name="ce11" table:formula="of:=HEX2BIN([.B71];8)" office:value-type="string" office:string-value="01001010" calcext:value-type="string">
            <text:p>0100101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B</text:p>
          </table:table-cell>
          <table:table-cell table:style-name="ce11" table:formula="of:=HEX2BIN([.B72];8)" office:value-type="string" office:string-value="01001011" calcext:value-type="string">
            <text:p>0100101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7-8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C</text:p>
          </table:table-cell>
          <table:table-cell table:style-name="ce11" table:formula="of:=HEX2BIN([.B73];8)" office:value-type="string" office:string-value="01001100" calcext:value-type="string">
            <text:p>0100110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D</text:p>
          </table:table-cell>
          <table:table-cell table:style-name="ce11" table:formula="of:=HEX2BIN([.B74];8)" office:value-type="string" office:string-value="01001101" calcext:value-type="string">
            <text:p>0100110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E</text:p>
          </table:table-cell>
          <table:table-cell table:style-name="ce11" table:formula="of:=HEX2BIN([.B75];8)" office:value-type="string" office:string-value="01001110" calcext:value-type="string">
            <text:p>0100111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F</text:p>
          </table:table-cell>
          <table:table-cell table:style-name="ce11" table:formula="of:=HEX2BIN([.B76];8)" office:value-type="string" office:string-value="01001111" calcext:value-type="string">
            <text:p>0100111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50</text:p>
          </table:table-cell>
          <table:table-cell table:style-name="ce13" table:formula="of:=HEX2BIN([.B77];8)" office:value-type="string" office:string-value="01010000" calcext:value-type="string">
            <text:p>01010000</text:p>
          </table:table-cell>
          <table:table-cell table:style-name="ce19" office:value-type="string" calcext:value-type="string">
            <text:p>CMPU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17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172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1</text:p>
          </table:table-cell>
          <table:table-cell table:style-name="ce11" table:formula="of:=HEX2BIN([.B78];8)" office:value-type="string" office:string-value="01010001" calcext:value-type="string">
            <text:p>0101000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2</text:p>
          </table:table-cell>
          <table:table-cell table:style-name="ce11" table:formula="of:=HEX2BIN([.B79];8)" office:value-type="string" office:string-value="01010010" calcext:value-type="string">
            <text:p>0101001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3</text:p>
          </table:table-cell>
          <table:table-cell table:style-name="ce11" table:formula="of:=HEX2BIN([.B80];8)" office:value-type="string" office:string-value="01010011" calcext:value-type="string">
            <text:p>0101001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4</text:p>
          </table:table-cell>
          <table:table-cell table:style-name="ce11" table:formula="of:=HEX2BIN([.B81];8)" office:value-type="string" office:string-value="01010100" calcext:value-type="string">
            <text:p>0101010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5</text:p>
          </table:table-cell>
          <table:table-cell table:style-name="ce11" table:formula="of:=HEX2BIN([.B82];8)" office:value-type="string" office:string-value="01010101" calcext:value-type="string">
            <text:p>0101010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6</text:p>
          </table:table-cell>
          <table:table-cell table:style-name="ce11" table:formula="of:=HEX2BIN([.B83];8)" office:value-type="string" office:string-value="01010110" calcext:value-type="string">
            <text:p>0101011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7</text:p>
          </table:table-cell>
          <table:table-cell table:style-name="ce11" table:formula="of:=HEX2BIN([.B84];8)" office:value-type="string" office:string-value="01010111" calcext:value-type="string">
            <text:p>0101011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8</text:p>
          </table:table-cell>
          <table:table-cell table:style-name="ce11" table:formula="of:=HEX2BIN([.B85];8)" office:value-type="string" office:string-value="01011000" calcext:value-type="string">
            <text:p>0101100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style-name="ce35" office:value-type="string" calcext:value-type="string">
            <text:p>5 – 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9</text:p>
          </table:table-cell>
          <table:table-cell table:style-name="ce11" table:formula="of:=HEX2BIN([.B86];8)" office:value-type="string" office:string-value="01011001" calcext:value-type="string">
            <text:p>0101100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A</text:p>
          </table:table-cell>
          <table:table-cell table:style-name="ce11" table:formula="of:=HEX2BIN([.B87];8)" office:value-type="string" office:string-value="01011010" calcext:value-type="string">
            <text:p>0101101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B</text:p>
          </table:table-cell>
          <table:table-cell table:style-name="ce11" table:formula="of:=HEX2BIN([.B88];8)" office:value-type="string" office:string-value="01011011" calcext:value-type="string">
            <text:p>0101101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C</text:p>
          </table:table-cell>
          <table:table-cell table:style-name="ce11" table:formula="of:=HEX2BIN([.B89];8)" office:value-type="string" office:string-value="01011100" calcext:value-type="string">
            <text:p>0101110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EF</text:p>
          </table:table-cell>
          <table:table-cell table:style-name="ce3" office:value-type="string" calcext:value-type="string">
            <text:p>6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EF</text:p>
          </table:table-cell>
          <table:table-cell table:style-name="ce3" office:value-type="string" calcext:value-type="string">
            <text:p>6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90];8)" office:value-type="string" office:string-value="01011101" calcext:value-type="string">
            <text:p>0101110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1];8)" office:value-type="string" office:string-value="01011110" calcext:value-type="string">
            <text:p>01011110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2];8)" office:value-type="string" office:string-value="01011111" calcext:value-type="string">
            <text:p>0101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60</text:p>
          </table:table-cell>
          <table:table-cell table:style-name="ce13" table:formula="of:=HEX2BIN([.B93];8)" office:value-type="string" office:string-value="01100000" calcext:value-type="string">
            <text:p>01100000</text:p>
          </table:table-cell>
          <table:table-cell table:style-name="ce19" office:value-type="string" calcext:value-type="string">
            <text:p>BRA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1</text:p>
          </table:table-cell>
          <table:table-cell table:style-name="ce11" table:formula="of:=HEX2BIN([.B94];8)" office:value-type="string" office:string-value="01100001" calcext:value-type="string">
            <text:p>0110000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2</text:p>
          </table:table-cell>
          <table:table-cell table:style-name="ce11" table:formula="of:=HEX2BIN([.B95];8)" office:value-type="string" office:string-value="01100010" calcext:value-type="string">
            <text:p>0110001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3</text:p>
          </table:table-cell>
          <table:table-cell table:style-name="ce11" table:formula="of:=HEX2BIN([.B96];8)" office:value-type="string" office:string-value="01100011" calcext:value-type="string">
            <text:p>0110001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4</text:p>
          </table:table-cell>
          <table:table-cell table:style-name="ce11" table:formula="of:=HEX2BIN([.B97];8)" office:value-type="string" office:string-value="01100100" calcext:value-type="string">
            <text:p>0110010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5</text:p>
          </table:table-cell>
          <table:table-cell table:style-name="ce11" table:formula="of:=HEX2BIN([.B98];8)" office:value-type="string" office:string-value="01100101" calcext:value-type="string">
            <text:p>0110010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6</text:p>
          </table:table-cell>
          <table:table-cell table:style-name="ce11" table:formula="of:=HEX2BIN([.B99];8)" office:value-type="string" office:string-value="01100110" calcext:value-type="string">
            <text:p>0110011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7</text:p>
          </table:table-cell>
          <table:table-cell table:style-name="ce11" table:formula="of:=HEX2BIN([.B100];8)" office:value-type="string" office:string-value="01100111" calcext:value-type="string">
            <text:p>0110011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8</text:p>
          </table:table-cell>
          <table:table-cell table:style-name="ce11" table:formula="of:=HEX2BIN([.B101];8)" office:value-type="string" office:string-value="01101000" calcext:value-type="string">
            <text:p>0110100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9</text:p>
          </table:table-cell>
          <table:table-cell table:style-name="ce11" table:formula="of:=HEX2BIN([.B102];8)" office:value-type="string" office:string-value="01101001" calcext:value-type="string">
            <text:p>0110100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A</text:p>
          </table:table-cell>
          <table:table-cell table:style-name="ce11" table:formula="of:=HEX2BIN([.B103];8)" office:value-type="string" office:string-value="01101010" calcext:value-type="string">
            <text:p>0110101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B</text:p>
          </table:table-cell>
          <table:table-cell table:style-name="ce11" table:formula="of:=HEX2BIN([.B104];8)" office:value-type="string" office:string-value="01101011" calcext:value-type="string">
            <text:p>0110101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C</text:p>
          </table:table-cell>
          <table:table-cell table:style-name="ce11" table:formula="of:=HEX2BIN([.B105];8)" office:value-type="string" office:string-value="01101100" calcext:value-type="string">
            <text:p>0110110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D</text:p>
          </table:table-cell>
          <table:table-cell table:style-name="ce11" table:formula="of:=HEX2BIN([.B106];8)" office:value-type="string" office:string-value="01101101" calcext:value-type="string">
            <text:p>0110110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E</text:p>
          </table:table-cell>
          <table:table-cell table:style-name="ce11" table:formula="of:=HEX2BIN([.B107];8)" office:value-type="string" office:string-value="01101110" calcext:value-type="string">
            <text:p>0110111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F</text:p>
          </table:table-cell>
          <table:table-cell table:style-name="ce11" table:formula="of:=HEX2BIN([.B108];8)" office:value-type="string" office:string-value="01101111" calcext:value-type="string">
            <text:p>0110111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70</text:p>
          </table:table-cell>
          <table:table-cell table:style-name="ce13" table:formula="of:=HEX2BIN([.B109];8)" office:value-type="string" office:string-value="01110000" calcext:value-type="string">
            <text:p>01110000</text:p>
          </table:table-cell>
          <table:table-cell table:style-name="ce19" office:value-type="string" calcext:value-type="string">
            <text:p>BRN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1</text:p>
          </table:table-cell>
          <table:table-cell table:style-name="ce11" table:formula="of:=HEX2BIN([.B110];8)" office:value-type="string" office:string-value="01110001" calcext:value-type="string">
            <text:p>0111000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2</text:p>
          </table:table-cell>
          <table:table-cell table:style-name="ce11" table:formula="of:=HEX2BIN([.B111];8)" office:value-type="string" office:string-value="01110010" calcext:value-type="string">
            <text:p>0111001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3</text:p>
          </table:table-cell>
          <table:table-cell table:style-name="ce11" table:formula="of:=HEX2BIN([.B112];8)" office:value-type="string" office:string-value="01110011" calcext:value-type="string">
            <text:p>0111001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4</text:p>
          </table:table-cell>
          <table:table-cell table:style-name="ce11" table:formula="of:=HEX2BIN([.B113];8)" office:value-type="string" office:string-value="01110100" calcext:value-type="string">
            <text:p>0111010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5</text:p>
          </table:table-cell>
          <table:table-cell table:style-name="ce11" table:formula="of:=HEX2BIN([.B114];8)" office:value-type="string" office:string-value="01110101" calcext:value-type="string">
            <text:p>0111010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6</text:p>
          </table:table-cell>
          <table:table-cell table:style-name="ce11" table:formula="of:=HEX2BIN([.B115];8)" office:value-type="string" office:string-value="01110110" calcext:value-type="string">
            <text:p>0111011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7</text:p>
          </table:table-cell>
          <table:table-cell table:style-name="ce11" table:formula="of:=HEX2BIN([.B116];8)" office:value-type="string" office:string-value="01110111" calcext:value-type="string">
            <text:p>0111011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8</text:p>
          </table:table-cell>
          <table:table-cell table:style-name="ce11" table:formula="of:=HEX2BIN([.B117];8)" office:value-type="string" office:string-value="01111000" calcext:value-type="string">
            <text:p>0111100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9</text:p>
          </table:table-cell>
          <table:table-cell table:style-name="ce11" table:formula="of:=HEX2BIN([.B118];8)" office:value-type="string" office:string-value="01111001" calcext:value-type="string">
            <text:p>0111100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A</text:p>
          </table:table-cell>
          <table:table-cell table:style-name="ce11" table:formula="of:=HEX2BIN([.B119];8)" office:value-type="string" office:string-value="01111010" calcext:value-type="string">
            <text:p>0111101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B</text:p>
          </table:table-cell>
          <table:table-cell table:style-name="ce11" table:formula="of:=HEX2BIN([.B120];8)" office:value-type="string" office:string-value="01111011" calcext:value-type="string">
            <text:p>0111101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C</text:p>
          </table:table-cell>
          <table:table-cell table:style-name="ce11" table:formula="of:=HEX2BIN([.B121];8)" office:value-type="string" office:string-value="01111100" calcext:value-type="string">
            <text:p>0111110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D</text:p>
          </table:table-cell>
          <table:table-cell table:style-name="ce11" table:formula="of:=HEX2BIN([.B122];8)" office:value-type="string" office:string-value="01111101" calcext:value-type="string">
            <text:p>0111110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E</text:p>
          </table:table-cell>
          <table:table-cell table:style-name="ce11" table:formula="of:=HEX2BIN([.B123];8)" office:value-type="string" office:string-value="01111110" calcext:value-type="string">
            <text:p>0111111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F</text:p>
          </table:table-cell>
          <table:table-cell table:style-name="ce11" table:formula="of:=HEX2BIN([.B124];8)" office:value-type="string" office:string-value="01111111" calcext:value-type="string">
            <text:p>0111111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80</text:p>
          </table:table-cell>
          <table:table-cell table:style-name="ce13" table:formula="of:=HEX2BIN([.B125];8)" office:value-type="string" office:string-value="10000000" calcext:value-type="string">
            <text:p>10000000</text:p>
          </table:table-cell>
          <table:table-cell table:style-name="ce19" office:value-type="string" calcext:value-type="string">
            <text:p>CLR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1</text:p>
          </table:table-cell>
          <table:table-cell table:style-name="ce11" table:formula="of:=HEX2BIN([.B126];8)" office:value-type="string" office:string-value="10000001" calcext:value-type="string">
            <text:p>1000000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2</text:p>
          </table:table-cell>
          <table:table-cell table:style-name="ce11" table:formula="of:=HEX2BIN([.B127];8)" office:value-type="string" office:string-value="10000010" calcext:value-type="string">
            <text:p>1000001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3</text:p>
          </table:table-cell>
          <table:table-cell table:style-name="ce11" table:formula="of:=HEX2BIN([.B128];8)" office:value-type="string" office:string-value="10000011" calcext:value-type="string">
            <text:p>1000001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4</text:p>
          </table:table-cell>
          <table:table-cell table:style-name="ce11" table:formula="of:=HEX2BIN([.B129];8)" office:value-type="string" office:string-value="10000100" calcext:value-type="string">
            <text:p>1000010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5</text:p>
          </table:table-cell>
          <table:table-cell table:style-name="ce11" table:formula="of:=HEX2BIN([.B130];8)" office:value-type="string" office:string-value="10000101" calcext:value-type="string">
            <text:p>1000010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6</text:p>
          </table:table-cell>
          <table:table-cell table:style-name="ce11" table:formula="of:=HEX2BIN([.B131];8)" office:value-type="string" office:string-value="10000110" calcext:value-type="string">
            <text:p>1000011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7</text:p>
          </table:table-cell>
          <table:table-cell table:style-name="ce11" table:formula="of:=HEX2BIN([.B132];8)" office:value-type="string" office:string-value="10000111" calcext:value-type="string">
            <text:p>1000011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8</text:p>
          </table:table-cell>
          <table:table-cell table:style-name="ce11" table:formula="of:=HEX2BIN([.B133];8)" office:value-type="string" office:string-value="10001000" calcext:value-type="string">
            <text:p>1000100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9</text:p>
          </table:table-cell>
          <table:table-cell table:style-name="ce11" table:formula="of:=HEX2BIN([.B134];8)" office:value-type="string" office:string-value="10001001" calcext:value-type="string">
            <text:p>1000100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A</text:p>
          </table:table-cell>
          <table:table-cell table:style-name="ce11" table:formula="of:=HEX2BIN([.B135];8)" office:value-type="string" office:string-value="10001010" calcext:value-type="string">
            <text:p>1000101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B</text:p>
          </table:table-cell>
          <table:table-cell table:style-name="ce11" table:formula="of:=HEX2BIN([.B136];8)" office:value-type="string" office:string-value="10001011" calcext:value-type="string">
            <text:p>1000101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C</text:p>
          </table:table-cell>
          <table:table-cell table:style-name="ce11" table:formula="of:=HEX2BIN([.B137];8)" office:value-type="string" office:string-value="10001100" calcext:value-type="string">
            <text:p>1000110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D</text:p>
          </table:table-cell>
          <table:table-cell table:style-name="ce11" table:formula="of:=HEX2BIN([.B138];8)" office:value-type="string" office:string-value="10001101" calcext:value-type="string">
            <text:p>1000110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E</text:p>
          </table:table-cell>
          <table:table-cell table:style-name="ce11" table:formula="of:=HEX2BIN([.B139];8)" office:value-type="string" office:string-value="10001110" calcext:value-type="string">
            <text:p>1000111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F</text:p>
          </table:table-cell>
          <table:table-cell table:style-name="ce11" table:formula="of:=HEX2BIN([.B140];8)" office:value-type="string" office:string-value="10001111" calcext:value-type="string">
            <text:p>1000111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90</text:p>
          </table:table-cell>
          <table:table-cell table:style-name="ce13" table:formula="of:=HEX2BIN([.B141];8)" office:value-type="string" office:string-value="10010000" calcext:value-type="string">
            <text:p>10010000</text:p>
          </table:table-cell>
          <table:table-cell table:style-name="ce19" office:value-type="string" calcext:value-type="string">
            <text:p>TST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1</text:p>
          </table:table-cell>
          <table:table-cell table:style-name="ce11" table:formula="of:=HEX2BIN([.B142];8)" office:value-type="string" office:string-value="10010001" calcext:value-type="string">
            <text:p>1001000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2</text:p>
          </table:table-cell>
          <table:table-cell table:style-name="ce11" table:formula="of:=HEX2BIN([.B143];8)" office:value-type="string" office:string-value="10010010" calcext:value-type="string">
            <text:p>1001001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3</text:p>
          </table:table-cell>
          <table:table-cell table:style-name="ce11" table:formula="of:=HEX2BIN([.B144];8)" office:value-type="string" office:string-value="10010011" calcext:value-type="string">
            <text:p>1001001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4</text:p>
          </table:table-cell>
          <table:table-cell table:style-name="ce11" table:formula="of:=HEX2BIN([.B145];8)" office:value-type="string" office:string-value="10010100" calcext:value-type="string">
            <text:p>1001010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5</text:p>
          </table:table-cell>
          <table:table-cell table:style-name="ce11" table:formula="of:=HEX2BIN([.B146];8)" office:value-type="string" office:string-value="10010101" calcext:value-type="string">
            <text:p>1001010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6</text:p>
          </table:table-cell>
          <table:table-cell table:style-name="ce11" table:formula="of:=HEX2BIN([.B147];8)" office:value-type="string" office:string-value="10010110" calcext:value-type="string">
            <text:p>1001011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7</text:p>
          </table:table-cell>
          <table:table-cell table:style-name="ce11" table:formula="of:=HEX2BIN([.B148];8)" office:value-type="string" office:string-value="10010111" calcext:value-type="string">
            <text:p>1001011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8</text:p>
          </table:table-cell>
          <table:table-cell table:style-name="ce11" table:formula="of:=HEX2BIN([.B149];8)" office:value-type="string" office:string-value="10011000" calcext:value-type="string">
            <text:p>1001100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9</text:p>
          </table:table-cell>
          <table:table-cell table:style-name="ce11" table:formula="of:=HEX2BIN([.B150];8)" office:value-type="string" office:string-value="10011001" calcext:value-type="string">
            <text:p>1001100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A</text:p>
          </table:table-cell>
          <table:table-cell table:style-name="ce11" table:formula="of:=HEX2BIN([.B151];8)" office:value-type="string" office:string-value="10011010" calcext:value-type="string">
            <text:p>1001101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B</text:p>
          </table:table-cell>
          <table:table-cell table:style-name="ce11" table:formula="of:=HEX2BIN([.B152];8)" office:value-type="string" office:string-value="10011011" calcext:value-type="string">
            <text:p>1001101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C</text:p>
          </table:table-cell>
          <table:table-cell table:style-name="ce11" table:formula="of:=HEX2BIN([.B153];8)" office:value-type="string" office:string-value="10011100" calcext:value-type="string">
            <text:p>1001110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D</text:p>
          </table:table-cell>
          <table:table-cell table:style-name="ce11" table:formula="of:=HEX2BIN([.B154];8)" office:value-type="string" office:string-value="10011101" calcext:value-type="string">
            <text:p>1001110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E</text:p>
          </table:table-cell>
          <table:table-cell table:style-name="ce11" table:formula="of:=HEX2BIN([.B155];8)" office:value-type="string" office:string-value="10011110" calcext:value-type="string">
            <text:p>1001111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F</text:p>
          </table:table-cell>
          <table:table-cell table:style-name="ce11" table:formula="of:=HEX2BIN([.B156];8)" office:value-type="string" office:string-value="10011111" calcext:value-type="string">
            <text:p>1001111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A0</text:p>
          </table:table-cell>
          <table:table-cell table:style-name="ce13" table:formula="of:=HEX2BIN([.B157];8)" office:value-type="string" office:string-value="10100000" calcext:value-type="string">
            <text:p>10100000</text:p>
          </table:table-cell>
          <table:table-cell table:style-name="ce19" office:value-type="string" calcext:value-type="string">
            <text:p>ROLA</text:p>
          </table:table-cell>
          <table:table-cell table:style-name="ce3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1</text:p>
          </table:table-cell>
          <table:table-cell table:style-name="ce11" table:formula="of:=HEX2BIN([.B158];8)" office:value-type="string" office:string-value="10100001" calcext:value-type="string">
            <text:p>1010000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2</text:p>
          </table:table-cell>
          <table:table-cell table:style-name="ce11" table:formula="of:=HEX2BIN([.B159];8)" office:value-type="string" office:string-value="10100010" calcext:value-type="string">
            <text:p>1010001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3</text:p>
          </table:table-cell>
          <table:table-cell table:style-name="ce11" table:formula="of:=HEX2BIN([.B160];8)" office:value-type="string" office:string-value="10100011" calcext:value-type="string">
            <text:p>1010001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4</text:p>
          </table:table-cell>
          <table:table-cell table:style-name="ce11" table:formula="of:=HEX2BIN([.B161];8)" office:value-type="string" office:string-value="10100100" calcext:value-type="string">
            <text:p>1010010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5</text:p>
          </table:table-cell>
          <table:table-cell table:style-name="ce11" table:formula="of:=HEX2BIN([.B162];8)" office:value-type="string" office:string-value="10100101" calcext:value-type="string">
            <text:p>1010010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6</text:p>
          </table:table-cell>
          <table:table-cell table:style-name="ce11" table:formula="of:=HEX2BIN([.B163];8)" office:value-type="string" office:string-value="10100110" calcext:value-type="string">
            <text:p>1010011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7</text:p>
          </table:table-cell>
          <table:table-cell table:style-name="ce11" table:formula="of:=HEX2BIN([.B164];8)" office:value-type="string" office:string-value="10100111" calcext:value-type="string">
            <text:p>1010011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5];8)" office:value-type="string" office:string-value="10101000" calcext:value-type="string">
            <text:p>1010100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6];8)" office:value-type="string" office:string-value="10101001" calcext:value-type="string">
            <text:p>1010100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8-9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A</text:p>
          </table:table-cell>
          <table:table-cell table:style-name="ce11" table:formula="of:=HEX2BIN([.B167];8)" office:value-type="string" office:string-value="10101010" calcext:value-type="string">
            <text:p>1010101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B</text:p>
          </table:table-cell>
          <table:table-cell table:style-name="ce11" table:formula="of:=HEX2BIN([.B168];8)" office:value-type="string" office:string-value="10101011" calcext:value-type="string">
            <text:p>1010101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C</text:p>
          </table:table-cell>
          <table:table-cell table:style-name="ce11" table:formula="of:=HEX2BIN([.B169];8)" office:value-type="string" office:string-value="10101100" calcext:value-type="string">
            <text:p>1010110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70];8)" office:value-type="string" office:string-value="10101101" calcext:value-type="string">
            <text:p>1010110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1];8)" office:value-type="string" office:string-value="10101110" calcext:value-type="string">
            <text:p>1010111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2];8)" office:value-type="string" office:string-value="10101111" calcext:value-type="string">
            <text:p>1010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string" calcext:value-type="string">
            <text:p>B0</text:p>
          </table:table-cell>
          <table:table-cell table:style-name="ce13" table:formula="of:=HEX2BIN([.B173];8)" office:value-type="string" office:string-value="10110000" calcext:value-type="string">
            <text:p>10110000</text:p>
          </table:table-cell>
          <table:table-cell table:style-name="ce22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style-name="ce22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1</text:p>
          </table:table-cell>
          <table:table-cell table:style-name="ce11" table:formula="of:=HEX2BIN([.B174];8)" office:value-type="string" office:string-value="10110001" calcext:value-type="string">
            <text:p>1011000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2</text:p>
          </table:table-cell>
          <table:table-cell table:style-name="ce11" table:formula="of:=HEX2BIN([.B175];8)" office:value-type="string" office:string-value="10110010" calcext:value-type="string">
            <text:p>1011001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3</text:p>
          </table:table-cell>
          <table:table-cell table:style-name="ce11" table:formula="of:=HEX2BIN([.B176];8)" office:value-type="string" office:string-value="10110011" calcext:value-type="string">
            <text:p>1011001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4</text:p>
          </table:table-cell>
          <table:table-cell table:style-name="ce11" table:formula="of:=HEX2BIN([.B177];8)" office:value-type="string" office:string-value="10110100" calcext:value-type="string">
            <text:p>1011010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5</text:p>
          </table:table-cell>
          <table:table-cell table:style-name="ce11" table:formula="of:=HEX2BIN([.B178];8)" office:value-type="string" office:string-value="10110101" calcext:value-type="string">
            <text:p>1011010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6</text:p>
          </table:table-cell>
          <table:table-cell table:style-name="ce11" table:formula="of:=HEX2BIN([.B179];8)" office:value-type="string" office:string-value="10110110" calcext:value-type="string">
            <text:p>1011011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7</text:p>
          </table:table-cell>
          <table:table-cell table:style-name="ce11" table:formula="of:=HEX2BIN([.B180];8)" office:value-type="string" office:string-value="10110111" calcext:value-type="string">
            <text:p>1011011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8</text:p>
          </table:table-cell>
          <table:table-cell table:style-name="ce11" table:formula="of:=HEX2BIN([.B181];8)" office:value-type="string" office:string-value="10111000" calcext:value-type="string">
            <text:p>1011100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9</text:p>
          </table:table-cell>
          <table:table-cell table:style-name="ce11" table:formula="of:=HEX2BIN([.B182];8)" office:value-type="string" office:string-value="10111001" calcext:value-type="string">
            <text:p>1011100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A</text:p>
          </table:table-cell>
          <table:table-cell table:style-name="ce11" table:formula="of:=HEX2BIN([.B183];8)" office:value-type="string" office:string-value="10111010" calcext:value-type="string">
            <text:p>1011101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B</text:p>
          </table:table-cell>
          <table:table-cell table:style-name="ce11" table:formula="of:=HEX2BIN([.B184];8)" office:value-type="string" office:string-value="10111011" calcext:value-type="string">
            <text:p>1011101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C</text:p>
          </table:table-cell>
          <table:table-cell table:style-name="ce11" table:formula="of:=HEX2BIN([.B185];8)" office:value-type="string" office:string-value="10111100" calcext:value-type="string">
            <text:p>1011110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D</text:p>
          </table:table-cell>
          <table:table-cell table:style-name="ce11" table:formula="of:=HEX2BIN([.B186];8)" office:value-type="string" office:string-value="10111101" calcext:value-type="string">
            <text:p>1011110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E</text:p>
          </table:table-cell>
          <table:table-cell table:style-name="ce11" table:formula="of:=HEX2BIN([.B187];8)" office:value-type="string" office:string-value="10111110" calcext:value-type="string">
            <text:p>1011111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F</text:p>
          </table:table-cell>
          <table:table-cell table:style-name="ce11" table:formula="of:=HEX2BIN([.B188];8)" office:value-type="string" office:string-value="10111111" calcext:value-type="string">
            <text:p>1011111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C0</text:p>
          </table:table-cell>
          <table:table-cell table:style-name="ce13" table:formula="of:=HEX2BIN([.B189];8)" office:value-type="string" office:string-value="11000000" calcext:value-type="string">
            <text:p>11000000</text:p>
          </table:table-cell>
          <table:table-cell table:style-name="ce24" office:value-type="string" calcext:value-type="string">
            <text:p>ROLD</text:p>
          </table:table-cell>
          <table:table-cell table:style-name="ce22" office:value-type="string" calcext:value-type="string">
            <text:p>IMM</text:p>
          </table:table-cell>
          <table:table-cell table:style-name="ce19"/>
          <table:table-cell table:style-name="ce37" office:value-type="float" office:value="2" calcext:value-type="float">
            <text:p>2</text:p>
          </table:table-cell>
          <table:table-cell/>
          <table:table-cell table:number-columns-repeated="3" table:style-name="ce41" office:value-type="string" calcext:value-type="string">
            <text:p>-</text:p>
          </table:table-cell>
          <table:table-cell/>
          <table:table-cell table:number-columns-repeated="3" table:style-name="ce4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1</text:p>
          </table:table-cell>
          <table:table-cell table:style-name="ce11" table:formula="of:=HEX2BIN([.B190];8)" office:value-type="string" office:string-value="11000001" calcext:value-type="string">
            <text:p>1100000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2</text:p>
          </table:table-cell>
          <table:table-cell table:style-name="ce11" table:formula="of:=HEX2BIN([.B191];8)" office:value-type="string" office:string-value="11000010" calcext:value-type="string">
            <text:p>1100001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F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3</text:p>
          </table:table-cell>
          <table:table-cell table:style-name="ce11" table:formula="of:=HEX2BIN([.B192];8)" office:value-type="string" office:string-value="11000011" calcext:value-type="string">
            <text:p>1100001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/>
          <table:table-cell table:style-name="ce29"/>
        </table:table-row>
        <table:table-row table:style-name="ro3">
          <table:table-cell/>
          <table:table-cell table:style-name="ce3" office:value-type="string" calcext:value-type="string">
            <text:p>C4</text:p>
          </table:table-cell>
          <table:table-cell table:style-name="ce11" table:formula="of:=HEX2BIN([.B193];8)" office:value-type="string" office:string-value="11000100" calcext:value-type="string">
            <text:p>1100010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0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5</text:p>
          </table:table-cell>
          <table:table-cell table:style-name="ce11" table:formula="of:=HEX2BIN([.B194];8)" office:value-type="string" office:string-value="11000101" calcext:value-type="string">
            <text:p>1100010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style-name="ce4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6</text:p>
          </table:table-cell>
          <table:table-cell table:style-name="ce11" table:formula="of:=HEX2BIN([.B195];8)" office:value-type="string" office:string-value="11000110" calcext:value-type="string">
            <text:p>1100011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C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7</text:p>
          </table:table-cell>
          <table:table-cell table:style-name="ce11" table:formula="of:=HEX2BIN([.B196];8)" office:value-type="string" office:string-value="11000111" calcext:value-type="string">
            <text:p>1100011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8</text:p>
          </table:table-cell>
          <table:table-cell table:style-name="ce11" table:formula="of:=HEX2BIN([.B197];8)" office:value-type="string" office:string-value="11001000" calcext:value-type="string">
            <text:p>1100100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A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9</text:p>
          </table:table-cell>
          <table:table-cell table:style-name="ce11" table:formula="of:=HEX2BIN([.B198];8)" office:value-type="string" office:string-value="11001001" calcext:value-type="string">
            <text:p>1100100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style-name="ce40" office:value-type="string" calcext:value-type="string">
            <text:p>-</text:p>
          </table:table-cell>
          <table:table-cell table:number-columns-repeated="2" table:style-name="ce40" office:value-type="string" calcext:value-type="string">
            <text:p>-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A</text:p>
          </table:table-cell>
          <table:table-cell table:style-name="ce11" table:formula="of:=HEX2BIN([.B199];8)" office:value-type="string" office:string-value="11001010" calcext:value-type="string">
            <text:p>1100101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D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B</text:p>
          </table:table-cell>
          <table:table-cell table:style-name="ce11" table:formula="of:=HEX2BIN([.B200];8)" office:value-type="string" office:string-value="11001011" calcext:value-type="string">
            <text:p>1100101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C</text:p>
          </table:table-cell>
          <table:table-cell table:style-name="ce11" table:formula="of:=HEX2BIN([.B201];8)" office:value-type="string" office:string-value="11001100" calcext:value-type="string">
            <text:p>1100110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D</text:p>
          </table:table-cell>
          <table:table-cell table:style-name="ce11" table:formula="of:=HEX2BIN([.B202];8)" office:value-type="string" office:string-value="11001101" calcext:value-type="string">
            <text:p>1100110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E</text:p>
          </table:table-cell>
          <table:table-cell table:style-name="ce11" table:formula="of:=HEX2BIN([.B203];8)" office:value-type="string" office:string-value="11001110" calcext:value-type="string">
            <text:p>1100111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4];8)" office:value-type="string" office:string-value="11001111" calcext:value-type="string">
            <text:p>1100111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5];8)" office:value-type="string" office:string-value="11010000" calcext:value-type="string">
            <text:p>11010000</text:p>
          </table:table-cell>
          <table:table-cell table:style-name="ce26" office:value-type="string" calcext:value-type="string">
            <text:p>BSETD X,U</text:p>
          </table:table-cell>
          <table:table-cell table:style-name="ce22" office:value-type="string" calcext:value-type="string">
            <text:p>INH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/>
          <table:table-cell table:number-columns-repeated="3" table:style-name="ce6" office:value-type="string" calcext:value-type="string">
            <text:p>-</text:p>
          </table:table-cell>
          <table:table-cell/>
          <table:table-cell table:number-columns-repeated="3" table:style-name="ce6" office:value-type="string" calcext:value-type="string">
            <text:p>-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ce3"/>
          <table:table-cell table:style-name="ce11"/>
          <table:table-cell table:style-name="ce18" table:number-columns-repeated="4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3"/>
        </table:table-row>
        <table:table-row table:style-name="ro7">
          <table:table-cell table:number-columns-repeated="18"/>
        </table:table-row>
        <table:table-row table:style-name="ro7">
          <table:table-cell table:number-columns-repeated="14"/>
          <table:table-cell table:style-name="ce42"/>
          <table:table-cell table:number-columns-repeated="3"/>
        </table:table-row>
        <table:table-row table:style-name="ro4">
          <table:table-cell table:number-columns-repeated="3"/>
          <table:table-cell table:style-name="ce27" office:value-type="string" calcext:value-type="string">
            <text:p>LEGEND</text:p>
          </table:table-cell>
          <table:table-cell table:number-columns-repeated="14"/>
        </table:table-row>
        <table:table-row table:style-name="ro7">
          <table:table-cell table:number-columns-repeated="18"/>
        </table:table-row>
        <table:table-row table:style-name="ro8">
          <table:table-cell table:number-columns-repeated="3"/>
          <table:table-cell table:style-name="ce28" office:value-type="string" calcext:value-type="string">
            <text:p>KONAMI</text:p>
          </table:table-cell>
          <table:table-cell table:style-name="ce33" office:value-type="string" calcext:value-type="string">
            <text:p>Total 32</text:p>
          </table:table-cell>
          <table:table-cell table:number-columns-repeated="13"/>
        </table:table-row>
        <table:table-row table:style-name="ro7">
          <table:table-cell table:number-columns-repeated="3"/>
          <table:table-cell table:style-name="ce29"/>
          <table:table-cell table:number-columns-repeated="14"/>
        </table:table-row>
        <table:table-row table:style-name="ro8">
          <table:table-cell table:number-columns-repeated="3"/>
          <table:table-cell table:style-name="ce30" office:value-type="string" calcext:value-type="string">
            <text:p>KONAMI, HITACHI</text:p>
          </table:table-cell>
          <table:table-cell table:style-name="ce33" office:value-type="string" calcext:value-type="string">
            <text:p>Total 5 </text:p>
          </table:table-cell>
          <table:table-cell table:number-columns-repeated="13"/>
        </table:table-row>
        <table:table-row table:style-name="ro7">
          <table:table-cell table:number-columns-repeated="18"/>
        </table:table-row>
        <table:table-row table:style-name="ro9">
          <table:table-cell table:number-columns-repeated="3"/>
          <table:table-cell table:style-name="ce31" office:value-type="string" calcext:value-type="string">
            <text:p><text:s/>!= <text:s/>#Bytes </text:p>
          </table:table-cell>
          <table:table-cell table:style-name="ce34" office:value-type="string" calcext:value-type="string">
            <text:p>Total 19</text:p>
          </table:table-cell>
          <table:table-cell table:number-columns-repeated="3"/>
          <table:table-cell table:style-name="ce42"/>
          <table:table-cell table:number-columns-repeated="9"/>
        </table:table-row>
        <table:table-row table:style-name="ro7" table:number-rows-repeated="2">
          <table:table-cell table:number-columns-repeated="3"/>
          <table:table-cell table:style-name="ce29"/>
          <table:table-cell table:number-columns-repeated="14"/>
        </table:table-row>
        <table:table-row table:style-name="ro7" table:number-rows-repeated="1048357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ALL Mnem" table:style-name="ta1">
        <table:table-column table:style-name="co12" table:default-cell-style-name="Default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2" table:number-columns-repeated="2" table:default-cell-style-name="Default"/>
        <table:table-column table:style-name="co17" table:default-cell-style-name="Default"/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0">
          <table:table-cell/>
          <table:table-cell table:style-name="ce48" office:value-type="string" calcext:value-type="string">
            <text:p>KONAMI</text:p>
          </table:table-cell>
          <table:table-cell table:style-name="ce48" office:value-type="string" calcext:value-type="string">
            <text:p>M6809</text:p>
          </table:table-cell>
          <table:table-cell table:style-name="ce48" office:value-type="string" calcext:value-type="string">
            <text:p>HITACHI</text:p>
          </table:table-cell>
          <table:table-cell table:number-columns-repeated="2"/>
          <table:table-cell table:style-name="ce53" office:value-type="string" calcext:value-type="string">
            <text:p>LEGEND</text:p>
          </table:table-cell>
        </table:table-row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BS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28" office:value-type="string" calcext:value-type="string">
            <text:p><text:s/>KONAMI </text:p>
          </table:table-cell>
        </table:table-row>
        <table:table-row table:style-name="ro11">
          <table:table-cell/>
          <table:table-cell table:style-name="ce49" office:value-type="string" calcext:value-type="string">
            <text:p>%ABS8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%ABX</text:p>
          </table:table-cell>
          <table:table-cell table:style-name="ce51" office:value-type="string" calcext:value-type="string">
            <text:p>%ABX</text:p>
          </table:table-cell>
          <table:table-cell table:number-columns-repeated="2"/>
          <table:table-cell table:style-name="ce54" office:value-type="string" calcext:value-type="string">
            <text:p>HITACHI</text:p>
          </table:table-cell>
        </table:table-row>
        <table:table-row table:style-name="ro11">
          <table:table-cell/>
          <table:table-cell table:number-columns-repeated="3" office:value-type="string" calcext:value-type="string">
            <text:p>%AD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D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I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%AND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ND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CC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L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L16</text:p>
          </table:table-cell>
          <table:table-cell/>
          <table:table-cell table:style-name="ce29"/>
          <table:table-cell/>
        </table:table-row>
        <table:table-row table:style-name="ro11">
          <table:table-cell/>
          <table:table-cell table:number-columns-repeated="3" office:value-type="string" calcext:value-type="string">
            <text:p>%AS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IT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O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RANCH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SR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CL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CL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L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MP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OM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OM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CWA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AA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DEC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DE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EC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RECT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0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1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B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X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IVX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Q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XG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EXTEND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LLEGAL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MM_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MM_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N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N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C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DEX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MP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S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JSR_in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RANCH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S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u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xy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MU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LS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L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MUL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MULD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NE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NEG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EG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OP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CC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S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PSH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SHU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S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UW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L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L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B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*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SETLI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EX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EX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8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SUB*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2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WI3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YNC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F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F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TST16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%T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ST8</text:p>
          </table:table-cell>
          <table:table-cell table:number-columns-repeated="3"/>
        </table:table-row>
        <table:table-row table:style-name="ro11" table:number-rows-repeated="1048445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Registers" table:style-name="ta1">
        <table:table-column table:style-name="co12" table:number-columns-repeated="2" table:default-cell-style-name="Default"/>
        <table:table-column table:style-name="co18" table:default-cell-style-name="Default"/>
        <table:table-column table:style-name="co19" table:default-cell-style-name="ce34"/>
        <table:table-column table:style-name="co20" table:default-cell-style-name="ce34"/>
        <table:table-column table:style-name="co12" table:default-cell-style-name="ce34"/>
        <table:table-row table:style-name="ro7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KONAM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table:number-columns-repeated="2"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55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M6809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55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E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F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E and F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Q</text:p>
          </table:table-cell>
          <table:table-cell table:style-name="ce18" office:value-type="string" calcext:value-type="string">
            <text:p>D and W</text:p>
          </table:table-cell>
          <table:table-cell table:style-name="ce18" office:value-type="string" calcext:value-type="string">
            <text:p>32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table-cell table:style-name="ce18" office:value-type="string" calcext:value-type="string" table:number-columns-spanned="1" table:number-rows-spanned="7">
            <text:p>16 BITS</text:p>
          </table:table-cell>
        </table:table-row>
        <table:table-row table:style-name="ro12">
          <table:table-cell/>
          <table:table-cell table:style-name="ce48" office:value-type="string" calcext:value-type="string">
            <text:p>HITACH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MD</text:p>
          </table:table-cell>
          <table:table-cell table:style-name="ce18" office:value-type="string" calcext:value-type="string">
            <text:p>MODE / ERROR REGISTER</text:p>
          </table:table-cell>
          <table:table-cell table:style-name="ce18" office:value-type="string" calcext:value-type="string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REGISTER Inter-Register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ZERO REGISTER</text:p>
          </table:table-cell>
          <table:table-cell table:style-name="ce18"/>
        </table:table-row>
        <table:table-row table:style-name="ro7" table:number-rows-repeated="1048534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Bitwise" table:style-name="ta1">
        <table:table-column table:style-name="co12" table:number-columns-repeated="2" table:default-cell-style-name="Default"/>
        <table:table-column table:style-name="co21" table:default-cell-style-name="Default"/>
        <table:table-column table:style-name="co22" table:default-cell-style-name="ce34"/>
        <table:table-column table:style-name="co23" table:default-cell-style-name="ce34"/>
        <table:table-column table:style-name="co24" table:number-columns-repeated="2" table:default-cell-style-name="ce34"/>
        <table:table-column table:style-name="co25" table:default-cell-style-name="ce34"/>
        <table:table-column table:style-name="co26" table:default-cell-style-name="ce47"/>
        <table:table-column table:style-name="co22" table:default-cell-style-name="ce113"/>
        <table:table-column table:style-name="co23" table:default-cell-style-name="ce47"/>
        <table:table-column table:style-name="co27" table:default-cell-style-name="ce34"/>
        <table:table-column table:style-name="co12" table:number-columns-repeated="3" table:default-cell-style-name="ce34"/>
        <table:table-column table:style-name="co28" table:default-cell-style-name="ce34"/>
        <table:table-column table:style-name="co12" table:number-columns-repeated="4" table:default-cell-style-name="ce34"/>
        <table:table-column table:style-name="co29" table:default-cell-style-name="ce34"/>
        <table:table-column table:style-name="co12" table:default-cell-style-name="ce34"/>
        <table:table-row table:style-name="ro13" table:number-rows-repeated="2">
          <table:table-cell table:number-columns-repeated="22"/>
        </table:table-row>
        <table:table-row table:style-name="ro1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66" table:number-columns-spanned="8" table:number-rows-spanned="1"/>
          <table:covered-table-cell table:number-columns-repeated="7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8</text:p>
          </table:table-cell>
          <table:table-cell table:style-name="ce11" table:formula="of:=HEX2BIN([.B4];8)" office:value-type="string" office:string-value="00001000" calcext:value-type="string">
            <text:p>0000100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9</text:p>
          </table:table-cell>
          <table:table-cell table:style-name="ce11" table:formula="of:=HEX2BIN([.B5];8)" office:value-type="string" office:string-value="00001001" calcext:value-type="string">
            <text:p>0000100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number-columns-repeated="7"/>
          <table:table-cell table:style-name="ce47"/>
          <table:table-cell/>
        </table:table-row>
        <table:table-row table:style-name="ro13">
          <table:table-cell/>
          <table:table-cell table:style-name="ce40" office:value-type="string" calcext:value-type="string">
            <text:p>0A</text:p>
          </table:table-cell>
          <table:table-cell table:style-name="ce11" table:formula="of:=HEX2BIN([.B6];8)" office:value-type="string" office:string-value="00001010" calcext:value-type="string">
            <text:p>0000101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B</text:p>
          </table:table-cell>
          <table:table-cell table:style-name="ce11" table:formula="of:=HEX2BIN([.B7];8)" office:value-type="string" office:string-value="00001011" calcext:value-type="string">
            <text:p>0000101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number-columns-repeated="2"/>
          <table:table-cell table:style-name="ce74" office:value-type="string" calcext:value-type="string">
            <text:p>IMMEDIATE (IMM, IMM_RR)</text:p>
          </table:table-cell>
          <table:table-cell table:number-columns-repeated="4"/>
          <table:table-cell table:style-name="ce47"/>
          <table:table-cell/>
        </table:table-row>
        <table:table-row table:style-name="ro1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8];8)" office:value-type="string" office:string-value="00001100" calcext:value-type="string">
            <text:p>000011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9];8)" office:value-type="string" office:string-value="00001101" calcext:value-type="string">
            <text:p>0000110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3" office:value-type="string" calcext:value-type="string">
            <text:p>INDEXED (INX)</text:p>
          </table:table-cell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0];8)" office:value-type="string" office:string-value="00001110" calcext:value-type="string">
            <text:p>0000111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1];8)" office:value-type="string" office:string-value="00001111" calcext:value-type="string">
            <text:p>00001111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6" office:value-type="string" calcext:value-type="string">
            <text:p>RELATIVE (REL, LREL)</text:p>
          </table:table-cell>
          <table:table-cell table:number-columns-repeated="6"/>
        </table:table-row>
        <table:table-row table:style-name="ro13">
          <table:table-cell/>
          <table:table-cell table:style-name="ce57" office:value-type="string" calcext:value-type="string">
            <text:p>10</text:p>
          </table:table-cell>
          <table:table-cell table:style-name="ce65" table:formula="of:=HEX2BIN([.B12];8)" office:value-type="string" office:string-value="00010000" calcext:value-type="string">
            <text:p>00010000</text:p>
          </table:table-cell>
          <table:table-cell table:style-name="ce71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LDA</text:p>
          </table:table-cell>
          <table:table-cell table:style-name="ce37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56" office:value-type="string" calcext:value-type="string">
            <text:p>11</text:p>
          </table:table-cell>
          <table:table-cell table:style-name="ce11" table:formula="of:=HEX2BIN([.B13];8)" office:value-type="string" office:string-value="00010001" calcext:value-type="string">
            <text:p>0001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8" office:value-type="string" calcext:value-type="string">
            <text:p>INHERENT (INH)</text:p>
          </table:table-cell>
          <table:table-cell table:number-columns-repeated="6"/>
        </table:table-row>
        <table:table-row table:style-name="ro13">
          <table:table-cell/>
          <table:table-cell table:style-name="ce56" office:value-type="string" calcext:value-type="string">
            <text:p>12</text:p>
          </table:table-cell>
          <table:table-cell table:style-name="ce11" table:formula="of:=HEX2BIN([.B14];8)" office:value-type="string" office:string-value="00010010" calcext:value-type="string">
            <text:p>0001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3</text:p>
          </table:table-cell>
          <table:table-cell table:style-name="ce11" table:formula="of:=HEX2BIN([.B15];8)" office:value-type="string" office:string-value="00010011" calcext:value-type="string">
            <text:p>0001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4</text:p>
          </table:table-cell>
          <table:table-cell table:style-name="ce11" table:formula="of:=HEX2BIN([.B16];8)" office:value-type="string" office:string-value="00010100" calcext:value-type="string">
            <text:p>0001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5</text:p>
          </table:table-cell>
          <table:table-cell table:style-name="ce11" table:formula="of:=HEX2BIN([.B17];8)" office:value-type="string" office:string-value="00010101" calcext:value-type="string">
            <text:p>0001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6</text:p>
          </table:table-cell>
          <table:table-cell table:style-name="ce11" table:formula="of:=HEX2BIN([.B18];8)" office:value-type="string" office:string-value="00010110" calcext:value-type="string">
            <text:p>0001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7</text:p>
          </table:table-cell>
          <table:table-cell table:style-name="ce11" table:formula="of:=HEX2BIN([.B19];8)" office:value-type="string" office:string-value="00010111" calcext:value-type="string">
            <text:p>0001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8</text:p>
          </table:table-cell>
          <table:table-cell table:style-name="ce11" table:formula="of:=HEX2BIN([.B20];8)" office:value-type="string" office:string-value="00011000" calcext:value-type="string">
            <text:p>0001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9</text:p>
          </table:table-cell>
          <table:table-cell table:style-name="ce11" table:formula="of:=HEX2BIN([.B21];8)" office:value-type="string" office:string-value="00011001" calcext:value-type="string">
            <text:p>00011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A</text:p>
          </table:table-cell>
          <table:table-cell table:style-name="ce11" table:formula="of:=HEX2BIN([.B22];8)" office:value-type="string" office:string-value="00011010" calcext:value-type="string">
            <text:p>0001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B</text:p>
          </table:table-cell>
          <table:table-cell table:style-name="ce11" table:formula="of:=HEX2BIN([.B23];8)" office:value-type="string" office:string-value="00011011" calcext:value-type="string">
            <text:p>0001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C</text:p>
          </table:table-cell>
          <table:table-cell table:style-name="ce11" table:formula="of:=HEX2BIN([.B24];8)" office:value-type="string" office:string-value="00011100" calcext:value-type="string">
            <text:p>0001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D</text:p>
          </table:table-cell>
          <table:table-cell table:style-name="ce11" table:formula="of:=HEX2BIN([.B25];8)" office:value-type="string" office:string-value="00011101" calcext:value-type="string">
            <text:p>0001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E</text:p>
          </table:table-cell>
          <table:table-cell table:style-name="ce11" table:formula="of:=HEX2BIN([.B26];8)" office:value-type="string" office:string-value="00011110" calcext:value-type="string">
            <text:p>00011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F</text:p>
          </table:table-cell>
          <table:table-cell table:style-name="ce11" table:formula="of:=HEX2BIN([.B27];8)" office:value-type="string" office:string-value="00011111" calcext:value-type="string">
            <text:p>00011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20</text:p>
          </table:table-cell>
          <table:table-cell table:style-name="ce13" table:formula="of:=HEX2BIN([.B28];8)" office:value-type="string" office:string-value="00100000" calcext:value-type="string">
            <text:p>00100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SBCA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1</text:p>
          </table:table-cell>
          <table:table-cell table:style-name="ce11" table:formula="of:=HEX2BIN([.B29];8)" office:value-type="string" office:string-value="00100001" calcext:value-type="string">
            <text:p>0010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2</text:p>
          </table:table-cell>
          <table:table-cell table:style-name="ce11" table:formula="of:=HEX2BIN([.B30];8)" office:value-type="string" office:string-value="00100010" calcext:value-type="string">
            <text:p>0010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3</text:p>
          </table:table-cell>
          <table:table-cell table:style-name="ce11" table:formula="of:=HEX2BIN([.B31];8)" office:value-type="string" office:string-value="00100011" calcext:value-type="string">
            <text:p>0010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4</text:p>
          </table:table-cell>
          <table:table-cell table:style-name="ce11" table:formula="of:=HEX2BIN([.B32];8)" office:value-type="string" office:string-value="00100100" calcext:value-type="string">
            <text:p>0010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5</text:p>
          </table:table-cell>
          <table:table-cell table:style-name="ce11" table:formula="of:=HEX2BIN([.B33];8)" office:value-type="string" office:string-value="00100101" calcext:value-type="string">
            <text:p>0010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6</text:p>
          </table:table-cell>
          <table:table-cell table:style-name="ce11" table:formula="of:=HEX2BIN([.B34];8)" office:value-type="string" office:string-value="00100110" calcext:value-type="string">
            <text:p>0010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7</text:p>
          </table:table-cell>
          <table:table-cell table:style-name="ce11" table:formula="of:=HEX2BIN([.B35];8)" office:value-type="string" office:string-value="00100111" calcext:value-type="string">
            <text:p>0010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8</text:p>
          </table:table-cell>
          <table:table-cell table:style-name="ce11" table:formula="of:=HEX2BIN([.B36];8)" office:value-type="string" office:string-value="00101000" calcext:value-type="string">
            <text:p>0010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9</text:p>
          </table:table-cell>
          <table:table-cell table:style-name="ce11" table:formula="of:=HEX2BIN([.B37];8)" office:value-type="string" office:string-value="00101001" calcext:value-type="string">
            <text:p>00101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A</text:p>
          </table:table-cell>
          <table:table-cell table:style-name="ce11" table:formula="of:=HEX2BIN([.B38];8)" office:value-type="string" office:string-value="00101010" calcext:value-type="string">
            <text:p>0010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B</text:p>
          </table:table-cell>
          <table:table-cell table:style-name="ce11" table:formula="of:=HEX2BIN([.B39];8)" office:value-type="string" office:string-value="00101011" calcext:value-type="string">
            <text:p>0010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C</text:p>
          </table:table-cell>
          <table:table-cell table:style-name="ce11" table:formula="of:=HEX2BIN([.B40];8)" office:value-type="string" office:string-value="00101100" calcext:value-type="string">
            <text:p>0010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D</text:p>
          </table:table-cell>
          <table:table-cell table:style-name="ce11" table:formula="of:=HEX2BIN([.B41];8)" office:value-type="string" office:string-value="00101101" calcext:value-type="string">
            <text:p>0010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E</text:p>
          </table:table-cell>
          <table:table-cell table:style-name="ce11" table:formula="of:=HEX2BIN([.B42];8)" office:value-type="string" office:string-value="00101110" calcext:value-type="string">
            <text:p>00101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F</text:p>
          </table:table-cell>
          <table:table-cell table:style-name="ce11" table:formula="of:=HEX2BIN([.B43];8)" office:value-type="string" office:string-value="00101111" calcext:value-type="string">
            <text:p>00101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30</text:p>
          </table:table-cell>
          <table:table-cell table:style-name="ce13" table:formula="of:=HEX2BIN([.B44];8)" office:value-type="string" office:string-value="00110000" calcext:value-type="string">
            <text:p>00110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1</text:p>
          </table:table-cell>
          <table:table-cell table:style-name="ce11" table:formula="of:=HEX2BIN([.B45];8)" office:value-type="string" office:string-value="00110001" calcext:value-type="string">
            <text:p>0011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2</text:p>
          </table:table-cell>
          <table:table-cell table:style-name="ce11" table:formula="of:=HEX2BIN([.B46];8)" office:value-type="string" office:string-value="00110010" calcext:value-type="string">
            <text:p>0011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3</text:p>
          </table:table-cell>
          <table:table-cell table:style-name="ce11" table:formula="of:=HEX2BIN([.B47];8)" office:value-type="string" office:string-value="00110011" calcext:value-type="string">
            <text:p>0011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4</text:p>
          </table:table-cell>
          <table:table-cell table:style-name="ce11" table:formula="of:=HEX2BIN([.B48];8)" office:value-type="string" office:string-value="00110100" calcext:value-type="string">
            <text:p>0011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5</text:p>
          </table:table-cell>
          <table:table-cell table:style-name="ce11" table:formula="of:=HEX2BIN([.B49];8)" office:value-type="string" office:string-value="00110101" calcext:value-type="string">
            <text:p>0011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6</text:p>
          </table:table-cell>
          <table:table-cell table:style-name="ce11" table:formula="of:=HEX2BIN([.B50];8)" office:value-type="string" office:string-value="00110110" calcext:value-type="string">
            <text:p>0011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7</text:p>
          </table:table-cell>
          <table:table-cell table:style-name="ce11" table:formula="of:=HEX2BIN([.B51];8)" office:value-type="string" office:string-value="00110111" calcext:value-type="string">
            <text:p>0011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2];8)" office:value-type="string" office:string-value="00111000" calcext:value-type="string">
            <text:p>0011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3];8)" office:value-type="string" office:string-value="00111001" calcext:value-type="string">
            <text:p>0011100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A</text:p>
          </table:table-cell>
          <table:table-cell table:style-name="ce11" table:formula="of:=HEX2BIN([.B54];8)" office:value-type="string" office:string-value="00111010" calcext:value-type="string">
            <text:p>0011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B</text:p>
          </table:table-cell>
          <table:table-cell table:style-name="ce11" table:formula="of:=HEX2BIN([.B55];8)" office:value-type="string" office:string-value="00111011" calcext:value-type="string">
            <text:p>0011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C</text:p>
          </table:table-cell>
          <table:table-cell table:style-name="ce11" table:formula="of:=HEX2BIN([.B56];8)" office:value-type="string" office:string-value="00111100" calcext:value-type="string">
            <text:p>0011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D</text:p>
          </table:table-cell>
          <table:table-cell table:style-name="ce11" table:formula="of:=HEX2BIN([.B57];8)" office:value-type="string" office:string-value="00111101" calcext:value-type="string">
            <text:p>0011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8];8)" office:value-type="string" office:string-value="00111110" calcext:value-type="string">
            <text:p>0011111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59];8)" office:value-type="string" office:string-value="00111111" calcext:value-type="string">
            <text:p>00111111</text:p>
          </table:table-cell>
          <table:table-cell table:style-name="ce70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40</text:p>
          </table:table-cell>
          <table:table-cell table:style-name="ce13" table:formula="of:=HEX2BIN([.B60];8)" office:value-type="string" office:string-value="01000000" calcext:value-type="string">
            <text:p>0100000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9" office:value-type="string" calcext:value-type="string">
            <text:p>LD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1</text:p>
          </table:table-cell>
          <table:table-cell table:style-name="ce11" table:formula="of:=HEX2BIN([.B61];8)" office:value-type="string" office:string-value="01000001" calcext:value-type="string">
            <text:p>01000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2</text:p>
          </table:table-cell>
          <table:table-cell table:style-name="ce11" table:formula="of:=HEX2BIN([.B62];8)" office:value-type="string" office:string-value="01000010" calcext:value-type="string">
            <text:p>01000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3</text:p>
          </table:table-cell>
          <table:table-cell table:style-name="ce11" table:formula="of:=HEX2BIN([.B63];8)" office:value-type="string" office:string-value="01000011" calcext:value-type="string">
            <text:p>01000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4</text:p>
          </table:table-cell>
          <table:table-cell table:style-name="ce11" table:formula="of:=HEX2BIN([.B64];8)" office:value-type="string" office:string-value="01000100" calcext:value-type="string">
            <text:p>01000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5</text:p>
          </table:table-cell>
          <table:table-cell table:style-name="ce11" table:formula="of:=HEX2BIN([.B65];8)" office:value-type="string" office:string-value="01000101" calcext:value-type="string">
            <text:p>01000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6</text:p>
          </table:table-cell>
          <table:table-cell table:style-name="ce11" table:formula="of:=HEX2BIN([.B66];8)" office:value-type="string" office:string-value="01000110" calcext:value-type="string">
            <text:p>01000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7</text:p>
          </table:table-cell>
          <table:table-cell table:style-name="ce11" table:formula="of:=HEX2BIN([.B67];8)" office:value-type="string" office:string-value="01000111" calcext:value-type="string">
            <text:p>01000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8</text:p>
          </table:table-cell>
          <table:table-cell table:style-name="ce11" table:formula="of:=HEX2BIN([.B68];8)" office:value-type="string" office:string-value="01001000" calcext:value-type="string">
            <text:p>010010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9</text:p>
          </table:table-cell>
          <table:table-cell table:style-name="ce11" table:formula="of:=HEX2BIN([.B69];8)" office:value-type="string" office:string-value="01001001" calcext:value-type="string">
            <text:p>01001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A</text:p>
          </table:table-cell>
          <table:table-cell table:style-name="ce11" table:formula="of:=HEX2BIN([.B70];8)" office:value-type="string" office:string-value="01001010" calcext:value-type="string">
            <text:p>01001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B</text:p>
          </table:table-cell>
          <table:table-cell table:style-name="ce11" table:formula="of:=HEX2BIN([.B71];8)" office:value-type="string" office:string-value="01001011" calcext:value-type="string">
            <text:p>01001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C</text:p>
          </table:table-cell>
          <table:table-cell table:style-name="ce11" table:formula="of:=HEX2BIN([.B72];8)" office:value-type="string" office:string-value="01001100" calcext:value-type="string">
            <text:p>01001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D</text:p>
          </table:table-cell>
          <table:table-cell table:style-name="ce11" table:formula="of:=HEX2BIN([.B73];8)" office:value-type="string" office:string-value="01001101" calcext:value-type="string">
            <text:p>01001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E</text:p>
          </table:table-cell>
          <table:table-cell table:style-name="ce11" table:formula="of:=HEX2BIN([.B74];8)" office:value-type="string" office:string-value="01001110" calcext:value-type="string">
            <text:p>01001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F</text:p>
          </table:table-cell>
          <table:table-cell table:style-name="ce11" table:formula="of:=HEX2BIN([.B75];8)" office:value-type="string" office:string-value="01001111" calcext:value-type="string">
            <text:p>01001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50</text:p>
          </table:table-cell>
          <table:table-cell table:style-name="ce13" table:formula="of:=HEX2BIN([.B76];8)" office:value-type="string" office:string-value="01010000" calcext:value-type="string">
            <text:p>010100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9" office:value-type="string" calcext:value-type="string">
            <text:p>CMPU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1</text:p>
          </table:table-cell>
          <table:table-cell table:style-name="ce11" table:formula="of:=HEX2BIN([.B77];8)" office:value-type="string" office:string-value="01010001" calcext:value-type="string">
            <text:p>01010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2</text:p>
          </table:table-cell>
          <table:table-cell table:style-name="ce11" table:formula="of:=HEX2BIN([.B78];8)" office:value-type="string" office:string-value="01010010" calcext:value-type="string">
            <text:p>01010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3</text:p>
          </table:table-cell>
          <table:table-cell table:style-name="ce11" table:formula="of:=HEX2BIN([.B79];8)" office:value-type="string" office:string-value="01010011" calcext:value-type="string">
            <text:p>01010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4</text:p>
          </table:table-cell>
          <table:table-cell table:style-name="ce11" table:formula="of:=HEX2BIN([.B80];8)" office:value-type="string" office:string-value="01010100" calcext:value-type="string">
            <text:p>01010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5</text:p>
          </table:table-cell>
          <table:table-cell table:style-name="ce11" table:formula="of:=HEX2BIN([.B81];8)" office:value-type="string" office:string-value="01010101" calcext:value-type="string">
            <text:p>01010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6</text:p>
          </table:table-cell>
          <table:table-cell table:style-name="ce11" table:formula="of:=HEX2BIN([.B82];8)" office:value-type="string" office:string-value="01010110" calcext:value-type="string">
            <text:p>01010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7</text:p>
          </table:table-cell>
          <table:table-cell table:style-name="ce11" table:formula="of:=HEX2BIN([.B83];8)" office:value-type="string" office:string-value="01010111" calcext:value-type="string">
            <text:p>01010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8</text:p>
          </table:table-cell>
          <table:table-cell table:style-name="ce11" table:formula="of:=HEX2BIN([.B84];8)" office:value-type="string" office:string-value="01011000" calcext:value-type="string">
            <text:p>010110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9</text:p>
          </table:table-cell>
          <table:table-cell table:style-name="ce11" table:formula="of:=HEX2BIN([.B85];8)" office:value-type="string" office:string-value="01011001" calcext:value-type="string">
            <text:p>01011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A</text:p>
          </table:table-cell>
          <table:table-cell table:style-name="ce11" table:formula="of:=HEX2BIN([.B86];8)" office:value-type="string" office:string-value="01011010" calcext:value-type="string">
            <text:p>0101101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B</text:p>
          </table:table-cell>
          <table:table-cell table:style-name="ce11" table:formula="of:=HEX2BIN([.B87];8)" office:value-type="string" office:string-value="01011011" calcext:value-type="string">
            <text:p>01011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C</text:p>
          </table:table-cell>
          <table:table-cell table:style-name="ce11" table:formula="of:=HEX2BIN([.B88];8)" office:value-type="string" office:string-value="01011100" calcext:value-type="string">
            <text:p>010111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89];8)" office:value-type="string" office:string-value="01011101" calcext:value-type="string">
            <text:p>01011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0];8)" office:value-type="string" office:string-value="01011110" calcext:value-type="string">
            <text:p>01011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1];8)" office:value-type="string" office:string-value="01011111" calcext:value-type="string">
            <text:p>010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60</text:p>
          </table:table-cell>
          <table:table-cell table:style-name="ce13" table:formula="of:=HEX2BIN([.B92];8)" office:value-type="string" office:string-value="01100000" calcext:value-type="string">
            <text:p>0110000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BRA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1</text:p>
          </table:table-cell>
          <table:table-cell table:style-name="ce11" table:formula="of:=HEX2BIN([.B93];8)" office:value-type="string" office:string-value="01100001" calcext:value-type="string">
            <text:p>01100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2</text:p>
          </table:table-cell>
          <table:table-cell table:style-name="ce11" table:formula="of:=HEX2BIN([.B94];8)" office:value-type="string" office:string-value="01100010" calcext:value-type="string">
            <text:p>01100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3</text:p>
          </table:table-cell>
          <table:table-cell table:style-name="ce11" table:formula="of:=HEX2BIN([.B95];8)" office:value-type="string" office:string-value="01100011" calcext:value-type="string">
            <text:p>01100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4</text:p>
          </table:table-cell>
          <table:table-cell table:style-name="ce11" table:formula="of:=HEX2BIN([.B96];8)" office:value-type="string" office:string-value="01100100" calcext:value-type="string">
            <text:p>01100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5</text:p>
          </table:table-cell>
          <table:table-cell table:style-name="ce11" table:formula="of:=HEX2BIN([.B97];8)" office:value-type="string" office:string-value="01100101" calcext:value-type="string">
            <text:p>01100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6</text:p>
          </table:table-cell>
          <table:table-cell table:style-name="ce11" table:formula="of:=HEX2BIN([.B98];8)" office:value-type="string" office:string-value="01100110" calcext:value-type="string">
            <text:p>01100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7</text:p>
          </table:table-cell>
          <table:table-cell table:style-name="ce11" table:formula="of:=HEX2BIN([.B99];8)" office:value-type="string" office:string-value="01100111" calcext:value-type="string">
            <text:p>01100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60" office:value-type="string" calcext:value-type="string">
            <text:p>68</text:p>
          </table:table-cell>
          <table:table-cell table:style-name="ce11" table:formula="of:=HEX2BIN([.B100];8)" office:value-type="string" office:string-value="01101000" calcext:value-type="string">
            <text:p>01101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9</text:p>
          </table:table-cell>
          <table:table-cell table:style-name="ce11" table:formula="of:=HEX2BIN([.B101];8)" office:value-type="string" office:string-value="01101001" calcext:value-type="string">
            <text:p>01101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A</text:p>
          </table:table-cell>
          <table:table-cell table:style-name="ce11" table:formula="of:=HEX2BIN([.B102];8)" office:value-type="string" office:string-value="01101010" calcext:value-type="string">
            <text:p>01101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B</text:p>
          </table:table-cell>
          <table:table-cell table:style-name="ce11" table:formula="of:=HEX2BIN([.B103];8)" office:value-type="string" office:string-value="01101011" calcext:value-type="string">
            <text:p>01101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C</text:p>
          </table:table-cell>
          <table:table-cell table:style-name="ce11" table:formula="of:=HEX2BIN([.B104];8)" office:value-type="string" office:string-value="01101100" calcext:value-type="string">
            <text:p>01101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D</text:p>
          </table:table-cell>
          <table:table-cell table:style-name="ce11" table:formula="of:=HEX2BIN([.B105];8)" office:value-type="string" office:string-value="01101101" calcext:value-type="string">
            <text:p>01101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E</text:p>
          </table:table-cell>
          <table:table-cell table:style-name="ce11" table:formula="of:=HEX2BIN([.B106];8)" office:value-type="string" office:string-value="01101110" calcext:value-type="string">
            <text:p>01101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F</text:p>
          </table:table-cell>
          <table:table-cell table:style-name="ce11" table:formula="of:=HEX2BIN([.B107];8)" office:value-type="string" office:string-value="01101111" calcext:value-type="string">
            <text:p>01101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70</text:p>
          </table:table-cell>
          <table:table-cell table:style-name="ce13" table:formula="of:=HEX2BIN([.B108];8)" office:value-type="string" office:string-value="01110000" calcext:value-type="string">
            <text:p>01110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" office:value-type="string" calcext:value-type="string">
            <text:p>BRN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1</text:p>
          </table:table-cell>
          <table:table-cell table:style-name="ce11" table:formula="of:=HEX2BIN([.B109];8)" office:value-type="string" office:string-value="01110001" calcext:value-type="string">
            <text:p>01110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2</text:p>
          </table:table-cell>
          <table:table-cell table:style-name="ce11" table:formula="of:=HEX2BIN([.B110];8)" office:value-type="string" office:string-value="01110010" calcext:value-type="string">
            <text:p>01110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3</text:p>
          </table:table-cell>
          <table:table-cell table:style-name="ce11" table:formula="of:=HEX2BIN([.B111];8)" office:value-type="string" office:string-value="01110011" calcext:value-type="string">
            <text:p>01110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4</text:p>
          </table:table-cell>
          <table:table-cell table:style-name="ce11" table:formula="of:=HEX2BIN([.B112];8)" office:value-type="string" office:string-value="01110100" calcext:value-type="string">
            <text:p>01110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5</text:p>
          </table:table-cell>
          <table:table-cell table:style-name="ce11" table:formula="of:=HEX2BIN([.B113];8)" office:value-type="string" office:string-value="01110101" calcext:value-type="string">
            <text:p>01110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6</text:p>
          </table:table-cell>
          <table:table-cell table:style-name="ce11" table:formula="of:=HEX2BIN([.B114];8)" office:value-type="string" office:string-value="01110110" calcext:value-type="string">
            <text:p>01110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7</text:p>
          </table:table-cell>
          <table:table-cell table:style-name="ce11" table:formula="of:=HEX2BIN([.B115];8)" office:value-type="string" office:string-value="01110111" calcext:value-type="string">
            <text:p>01110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8</text:p>
          </table:table-cell>
          <table:table-cell table:style-name="ce11" table:formula="of:=HEX2BIN([.B116];8)" office:value-type="string" office:string-value="01111000" calcext:value-type="string">
            <text:p>01111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9</text:p>
          </table:table-cell>
          <table:table-cell table:style-name="ce11" table:formula="of:=HEX2BIN([.B117];8)" office:value-type="string" office:string-value="01111001" calcext:value-type="string">
            <text:p>01111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A</text:p>
          </table:table-cell>
          <table:table-cell table:style-name="ce11" table:formula="of:=HEX2BIN([.B118];8)" office:value-type="string" office:string-value="01111010" calcext:value-type="string">
            <text:p>01111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B</text:p>
          </table:table-cell>
          <table:table-cell table:style-name="ce11" table:formula="of:=HEX2BIN([.B119];8)" office:value-type="string" office:string-value="01111011" calcext:value-type="string">
            <text:p>01111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C</text:p>
          </table:table-cell>
          <table:table-cell table:style-name="ce11" table:formula="of:=HEX2BIN([.B120];8)" office:value-type="string" office:string-value="01111100" calcext:value-type="string">
            <text:p>01111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D</text:p>
          </table:table-cell>
          <table:table-cell table:style-name="ce11" table:formula="of:=HEX2BIN([.B121];8)" office:value-type="string" office:string-value="01111101" calcext:value-type="string">
            <text:p>01111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E</text:p>
          </table:table-cell>
          <table:table-cell table:style-name="ce11" table:formula="of:=HEX2BIN([.B122];8)" office:value-type="string" office:string-value="01111110" calcext:value-type="string">
            <text:p>01111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F</text:p>
          </table:table-cell>
          <table:table-cell table:style-name="ce11" table:formula="of:=HEX2BIN([.B123];8)" office:value-type="string" office:string-value="01111111" calcext:value-type="string">
            <text:p>01111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80</text:p>
          </table:table-cell>
          <table:table-cell table:style-name="ce13" table:formula="of:=HEX2BIN([.B124];8)" office:value-type="string" office:string-value="10000000" calcext:value-type="string">
            <text:p>1000000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5" table:style-name="ce77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9" office:value-type="string" calcext:value-type="string">
            <text:p>CLR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1</text:p>
          </table:table-cell>
          <table:table-cell table:style-name="ce11" table:formula="of:=HEX2BIN([.B125];8)" office:value-type="string" office:string-value="10000001" calcext:value-type="string">
            <text:p>10000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2</text:p>
          </table:table-cell>
          <table:table-cell table:style-name="ce11" table:formula="of:=HEX2BIN([.B126];8)" office:value-type="string" office:string-value="10000010" calcext:value-type="string">
            <text:p>100000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3</text:p>
          </table:table-cell>
          <table:table-cell table:style-name="ce11" table:formula="of:=HEX2BIN([.B127];8)" office:value-type="string" office:string-value="10000011" calcext:value-type="string">
            <text:p>100000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4</text:p>
          </table:table-cell>
          <table:table-cell table:style-name="ce11" table:formula="of:=HEX2BIN([.B128];8)" office:value-type="string" office:string-value="10000100" calcext:value-type="string">
            <text:p>10000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5</text:p>
          </table:table-cell>
          <table:table-cell table:style-name="ce11" table:formula="of:=HEX2BIN([.B129];8)" office:value-type="string" office:string-value="10000101" calcext:value-type="string">
            <text:p>1000010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6</text:p>
          </table:table-cell>
          <table:table-cell table:style-name="ce11" table:formula="of:=HEX2BIN([.B130];8)" office:value-type="string" office:string-value="10000110" calcext:value-type="string">
            <text:p>100001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7</text:p>
          </table:table-cell>
          <table:table-cell table:style-name="ce11" table:formula="of:=HEX2BIN([.B131];8)" office:value-type="string" office:string-value="10000111" calcext:value-type="string">
            <text:p>10000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8</text:p>
          </table:table-cell>
          <table:table-cell table:style-name="ce11" table:formula="of:=HEX2BIN([.B132];8)" office:value-type="string" office:string-value="10001000" calcext:value-type="string">
            <text:p>1000100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9</text:p>
          </table:table-cell>
          <table:table-cell table:style-name="ce11" table:formula="of:=HEX2BIN([.B133];8)" office:value-type="string" office:string-value="10001001" calcext:value-type="string">
            <text:p>10001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A</text:p>
          </table:table-cell>
          <table:table-cell table:style-name="ce11" table:formula="of:=HEX2BIN([.B134];8)" office:value-type="string" office:string-value="10001010" calcext:value-type="string">
            <text:p>100010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B</text:p>
          </table:table-cell>
          <table:table-cell table:style-name="ce11" table:formula="of:=HEX2BIN([.B135];8)" office:value-type="string" office:string-value="10001011" calcext:value-type="string">
            <text:p>1000101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C</text:p>
          </table:table-cell>
          <table:table-cell table:style-name="ce11" table:formula="of:=HEX2BIN([.B136];8)" office:value-type="string" office:string-value="10001100" calcext:value-type="string">
            <text:p>10001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D</text:p>
          </table:table-cell>
          <table:table-cell table:style-name="ce11" table:formula="of:=HEX2BIN([.B137];8)" office:value-type="string" office:string-value="10001101" calcext:value-type="string">
            <text:p>100011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E</text:p>
          </table:table-cell>
          <table:table-cell table:style-name="ce11" table:formula="of:=HEX2BIN([.B138];8)" office:value-type="string" office:string-value="10001110" calcext:value-type="string">
            <text:p>100011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F</text:p>
          </table:table-cell>
          <table:table-cell table:style-name="ce11" table:formula="of:=HEX2BIN([.B139];8)" office:value-type="string" office:string-value="10001111" calcext:value-type="string">
            <text:p>10001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90</text:p>
          </table:table-cell>
          <table:table-cell table:style-name="ce13" table:formula="of:=HEX2BIN([.B140];8)" office:value-type="string" office:string-value="10010000" calcext:value-type="string">
            <text:p>100100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9" office:value-type="string" calcext:value-type="string">
            <text:p>TST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1</text:p>
          </table:table-cell>
          <table:table-cell table:style-name="ce11" table:formula="of:=HEX2BIN([.B141];8)" office:value-type="string" office:string-value="10010001" calcext:value-type="string">
            <text:p>10010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2</text:p>
          </table:table-cell>
          <table:table-cell table:style-name="ce11" table:formula="of:=HEX2BIN([.B142];8)" office:value-type="string" office:string-value="10010010" calcext:value-type="string">
            <text:p>100100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3</text:p>
          </table:table-cell>
          <table:table-cell table:style-name="ce11" table:formula="of:=HEX2BIN([.B143];8)" office:value-type="string" office:string-value="10010011" calcext:value-type="string">
            <text:p>100100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4</text:p>
          </table:table-cell>
          <table:table-cell table:style-name="ce11" table:formula="of:=HEX2BIN([.B144];8)" office:value-type="string" office:string-value="10010100" calcext:value-type="string">
            <text:p>10010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5</text:p>
          </table:table-cell>
          <table:table-cell table:style-name="ce11" table:formula="of:=HEX2BIN([.B145];8)" office:value-type="string" office:string-value="10010101" calcext:value-type="string">
            <text:p>1001010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6</text:p>
          </table:table-cell>
          <table:table-cell table:style-name="ce11" table:formula="of:=HEX2BIN([.B146];8)" office:value-type="string" office:string-value="10010110" calcext:value-type="string">
            <text:p>100101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7</text:p>
          </table:table-cell>
          <table:table-cell table:style-name="ce11" table:formula="of:=HEX2BIN([.B147];8)" office:value-type="string" office:string-value="10010111" calcext:value-type="string">
            <text:p>10010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8</text:p>
          </table:table-cell>
          <table:table-cell table:style-name="ce11" table:formula="of:=HEX2BIN([.B148];8)" office:value-type="string" office:string-value="10011000" calcext:value-type="string">
            <text:p>1001100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9</text:p>
          </table:table-cell>
          <table:table-cell table:style-name="ce11" table:formula="of:=HEX2BIN([.B149];8)" office:value-type="string" office:string-value="10011001" calcext:value-type="string">
            <text:p>10011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A</text:p>
          </table:table-cell>
          <table:table-cell table:style-name="ce11" table:formula="of:=HEX2BIN([.B150];8)" office:value-type="string" office:string-value="10011010" calcext:value-type="string">
            <text:p>100110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B</text:p>
          </table:table-cell>
          <table:table-cell table:style-name="ce11" table:formula="of:=HEX2BIN([.B151];8)" office:value-type="string" office:string-value="10011011" calcext:value-type="string">
            <text:p>1001101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C</text:p>
          </table:table-cell>
          <table:table-cell table:style-name="ce11" table:formula="of:=HEX2BIN([.B152];8)" office:value-type="string" office:string-value="10011100" calcext:value-type="string">
            <text:p>10011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D</text:p>
          </table:table-cell>
          <table:table-cell table:style-name="ce11" table:formula="of:=HEX2BIN([.B153];8)" office:value-type="string" office:string-value="10011101" calcext:value-type="string">
            <text:p>100111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E</text:p>
          </table:table-cell>
          <table:table-cell table:style-name="ce11" table:formula="of:=HEX2BIN([.B154];8)" office:value-type="string" office:string-value="10011110" calcext:value-type="string">
            <text:p>100111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F</text:p>
          </table:table-cell>
          <table:table-cell table:style-name="ce11" table:formula="of:=HEX2BIN([.B155];8)" office:value-type="string" office:string-value="10011111" calcext:value-type="string">
            <text:p>10011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A0</text:p>
          </table:table-cell>
          <table:table-cell table:style-name="ce13" table:formula="of:=HEX2BIN([.B156];8)" office:value-type="string" office:string-value="10100000" calcext:value-type="string">
            <text:p>101000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9" office:value-type="string" calcext:value-type="string">
            <text:p>ROLA</text:p>
          </table:table-cell>
          <table:table-cell table:style-name="ce130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1</text:p>
          </table:table-cell>
          <table:table-cell table:style-name="ce11" table:formula="of:=HEX2BIN([.B157];8)" office:value-type="string" office:string-value="10100001" calcext:value-type="string">
            <text:p>101000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2</text:p>
          </table:table-cell>
          <table:table-cell table:style-name="ce11" table:formula="of:=HEX2BIN([.B158];8)" office:value-type="string" office:string-value="10100010" calcext:value-type="string">
            <text:p>101000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3</text:p>
          </table:table-cell>
          <table:table-cell table:style-name="ce11" table:formula="of:=HEX2BIN([.B159];8)" office:value-type="string" office:string-value="10100011" calcext:value-type="string">
            <text:p>101000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4</text:p>
          </table:table-cell>
          <table:table-cell table:style-name="ce11" table:formula="of:=HEX2BIN([.B160];8)" office:value-type="string" office:string-value="10100100" calcext:value-type="string">
            <text:p>101001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5</text:p>
          </table:table-cell>
          <table:table-cell table:style-name="ce11" table:formula="of:=HEX2BIN([.B161];8)" office:value-type="string" office:string-value="10100101" calcext:value-type="string">
            <text:p>101001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6</text:p>
          </table:table-cell>
          <table:table-cell table:style-name="ce11" table:formula="of:=HEX2BIN([.B162];8)" office:value-type="string" office:string-value="10100110" calcext:value-type="string">
            <text:p>101001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7</text:p>
          </table:table-cell>
          <table:table-cell table:style-name="ce11" table:formula="of:=HEX2BIN([.B163];8)" office:value-type="string" office:string-value="10100111" calcext:value-type="string">
            <text:p>101001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4];8)" office:value-type="string" office:string-value="10101000" calcext:value-type="string">
            <text:p>101010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5];8)" office:value-type="string" office:string-value="10101001" calcext:value-type="string">
            <text:p>101010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AA</text:p>
          </table:table-cell>
          <table:table-cell table:style-name="ce11" table:formula="of:=HEX2BIN([.B166];8)" office:value-type="string" office:string-value="10101010" calcext:value-type="string">
            <text:p>1010101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AB</text:p>
          </table:table-cell>
          <table:table-cell table:style-name="ce11" table:formula="of:=HEX2BIN([.B167];8)" office:value-type="string" office:string-value="10101011" calcext:value-type="string">
            <text:p>1010101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AC</text:p>
          </table:table-cell>
          <table:table-cell table:style-name="ce11" table:formula="of:=HEX2BIN([.B168];8)" office:value-type="string" office:string-value="10101100" calcext:value-type="string">
            <text:p>1010110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69];8)" office:value-type="string" office:string-value="10101101" calcext:value-type="string">
            <text:p>1010110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0];8)" office:value-type="string" office:string-value="10101110" calcext:value-type="string">
            <text:p>101011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1];8)" office:value-type="string" office:string-value="10101111" calcext:value-type="string">
            <text:p>1010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41" office:value-type="string" calcext:value-type="string">
            <text:p>B0</text:p>
          </table:table-cell>
          <table:table-cell table:style-name="ce13" table:formula="of:=HEX2BIN([.B172];8)" office:value-type="string" office:string-value="10110000" calcext:value-type="string">
            <text:p>101100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9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1</text:p>
          </table:table-cell>
          <table:table-cell table:style-name="ce11" table:formula="of:=HEX2BIN([.B173];8)" office:value-type="string" office:string-value="10110001" calcext:value-type="string">
            <text:p>101100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2</text:p>
          </table:table-cell>
          <table:table-cell table:style-name="ce11" table:formula="of:=HEX2BIN([.B174];8)" office:value-type="string" office:string-value="10110010" calcext:value-type="string">
            <text:p>101100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3</text:p>
          </table:table-cell>
          <table:table-cell table:style-name="ce11" table:formula="of:=HEX2BIN([.B175];8)" office:value-type="string" office:string-value="10110011" calcext:value-type="string">
            <text:p>101100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4</text:p>
          </table:table-cell>
          <table:table-cell table:style-name="ce11" table:formula="of:=HEX2BIN([.B176];8)" office:value-type="string" office:string-value="10110100" calcext:value-type="string">
            <text:p>101101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5</text:p>
          </table:table-cell>
          <table:table-cell table:style-name="ce11" table:formula="of:=HEX2BIN([.B177];8)" office:value-type="string" office:string-value="10110101" calcext:value-type="string">
            <text:p>101101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6</text:p>
          </table:table-cell>
          <table:table-cell table:style-name="ce11" table:formula="of:=HEX2BIN([.B178];8)" office:value-type="string" office:string-value="10110110" calcext:value-type="string">
            <text:p>101101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7</text:p>
          </table:table-cell>
          <table:table-cell table:style-name="ce11" table:formula="of:=HEX2BIN([.B179];8)" office:value-type="string" office:string-value="10110111" calcext:value-type="string">
            <text:p>101101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8</text:p>
          </table:table-cell>
          <table:table-cell table:style-name="ce11" table:formula="of:=HEX2BIN([.B180];8)" office:value-type="string" office:string-value="10111000" calcext:value-type="string">
            <text:p>101110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9</text:p>
          </table:table-cell>
          <table:table-cell table:style-name="ce11" table:formula="of:=HEX2BIN([.B181];8)" office:value-type="string" office:string-value="10111001" calcext:value-type="string">
            <text:p>101110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A</text:p>
          </table:table-cell>
          <table:table-cell table:style-name="ce11" table:formula="of:=HEX2BIN([.B182];8)" office:value-type="string" office:string-value="10111010" calcext:value-type="string">
            <text:p>101110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B</text:p>
          </table:table-cell>
          <table:table-cell table:style-name="ce11" table:formula="of:=HEX2BIN([.B183];8)" office:value-type="string" office:string-value="10111011" calcext:value-type="string">
            <text:p>101110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C</text:p>
          </table:table-cell>
          <table:table-cell table:style-name="ce11" table:formula="of:=HEX2BIN([.B184];8)" office:value-type="string" office:string-value="10111100" calcext:value-type="string">
            <text:p>101111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D</text:p>
          </table:table-cell>
          <table:table-cell table:style-name="ce11" table:formula="of:=HEX2BIN([.B185];8)" office:value-type="string" office:string-value="10111101" calcext:value-type="string">
            <text:p>101111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E</text:p>
          </table:table-cell>
          <table:table-cell table:style-name="ce11" table:formula="of:=HEX2BIN([.B186];8)" office:value-type="string" office:string-value="10111110" calcext:value-type="string">
            <text:p>101111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F</text:p>
          </table:table-cell>
          <table:table-cell table:style-name="ce11" table:formula="of:=HEX2BIN([.B187];8)" office:value-type="string" office:string-value="10111111" calcext:value-type="string">
            <text:p>101111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93" office:value-type="string" calcext:value-type="string">
            <text:p>C0</text:p>
          </table:table-cell>
          <table:table-cell table:style-name="ce13" table:formula="of:=HEX2BIN([.B188];8)" office:value-type="string" office:string-value="11000000" calcext:value-type="string">
            <text:p>1100000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24" office:value-type="string" calcext:value-type="string">
            <text:p>ROL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1</text:p>
          </table:table-cell>
          <table:table-cell table:style-name="ce11" table:formula="of:=HEX2BIN([.B189];8)" office:value-type="string" office:string-value="11000001" calcext:value-type="string">
            <text:p>11000001</text:p>
          </table:table-cell>
          <table:table-cell table:style-name="ce79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2</text:p>
          </table:table-cell>
          <table:table-cell table:style-name="ce11" table:formula="of:=HEX2BIN([.B190];8)" office:value-type="string" office:string-value="11000010" calcext:value-type="string">
            <text:p>110000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3</text:p>
          </table:table-cell>
          <table:table-cell table:style-name="ce11" table:formula="of:=HEX2BIN([.B191];8)" office:value-type="string" office:string-value="11000011" calcext:value-type="string">
            <text:p>110000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4</text:p>
          </table:table-cell>
          <table:table-cell table:style-name="ce11" table:formula="of:=HEX2BIN([.B192];8)" office:value-type="string" office:string-value="11000100" calcext:value-type="string">
            <text:p>1100010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5</text:p>
          </table:table-cell>
          <table:table-cell table:style-name="ce11" table:formula="of:=HEX2BIN([.B193];8)" office:value-type="string" office:string-value="11000101" calcext:value-type="string">
            <text:p>1100010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6</text:p>
          </table:table-cell>
          <table:table-cell table:style-name="ce11" table:formula="of:=HEX2BIN([.B194];8)" office:value-type="string" office:string-value="11000110" calcext:value-type="string">
            <text:p>110001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7</text:p>
          </table:table-cell>
          <table:table-cell table:style-name="ce11" table:formula="of:=HEX2BIN([.B195];8)" office:value-type="string" office:string-value="11000111" calcext:value-type="string">
            <text:p>110001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8</text:p>
          </table:table-cell>
          <table:table-cell table:style-name="ce11" table:formula="of:=HEX2BIN([.B196];8)" office:value-type="string" office:string-value="11001000" calcext:value-type="string">
            <text:p>1100100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9</text:p>
          </table:table-cell>
          <table:table-cell table:style-name="ce11" table:formula="of:=HEX2BIN([.B197];8)" office:value-type="string" office:string-value="11001001" calcext:value-type="string">
            <text:p>1100100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A</text:p>
          </table:table-cell>
          <table:table-cell table:style-name="ce11" table:formula="of:=HEX2BIN([.B198];8)" office:value-type="string" office:string-value="11001010" calcext:value-type="string">
            <text:p>110010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B</text:p>
          </table:table-cell>
          <table:table-cell table:style-name="ce11" table:formula="of:=HEX2BIN([.B199];8)" office:value-type="string" office:string-value="11001011" calcext:value-type="string">
            <text:p>110010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C</text:p>
          </table:table-cell>
          <table:table-cell table:style-name="ce11" table:formula="of:=HEX2BIN([.B200];8)" office:value-type="string" office:string-value="11001100" calcext:value-type="string">
            <text:p>11001100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D</text:p>
          </table:table-cell>
          <table:table-cell table:style-name="ce11" table:formula="of:=HEX2BIN([.B201];8)" office:value-type="string" office:string-value="11001101" calcext:value-type="string">
            <text:p>1100110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E</text:p>
          </table:table-cell>
          <table:table-cell table:style-name="ce11" table:formula="of:=HEX2BIN([.B202];8)" office:value-type="string" office:string-value="11001110" calcext:value-type="string">
            <text:p>1100111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3];8)" office:value-type="string" office:string-value="11001111" calcext:value-type="string">
            <text:p>1100111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4];8)" office:value-type="string" office:string-value="11010000" calcext:value-type="string">
            <text:p>1101000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26" office:value-type="string" calcext:value-type="string">
            <text:p>BSETD X,U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2"/>
          <table:table-cell table:style-name="ce91" table:number-columns-repeated="4"/>
          <table:table-cell table:style-name="ce111"/>
          <table:table-cell table:style-name="ce123"/>
          <table:table-cell table:style-name="ce127"/>
          <table:table-cell table:style-name="ce18" table:number-columns-repeated="2"/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3"/>
          <table:table-cell table:style-name="ce92" table:number-columns-repeated="4"/>
          <table:table-cell table:style-name="ce112"/>
          <table:table-cell table:style-name="ce124"/>
          <table:table-cell table:style-name="ce128"/>
          <table:table-cell table:style-name="ce18" table:number-columns-repeated="2"/>
          <table:table-cell table:number-columns-repeated="9"/>
        </table:table-row>
        <table:table-row table:style-name="ro13" table:number-rows-repeated="1048369">
          <table:table-cell table:number-columns-repeated="22"/>
        </table:table-row>
        <table:table-row table:style-name="ro13">
          <table:table-cell table:number-columns-repeated="22"/>
        </table:table-row>
      </table:table>
      <table:table table:name="Indexed" table:style-name="ta1">
        <table:table-column table:style-name="co30" table:number-columns-repeated="7" table:default-cell-style-name="ce33"/>
        <table:table-column table:style-name="co30" table:default-cell-style-name="ce265"/>
        <table:table-column table:style-name="co31" table:default-cell-style-name="Default"/>
        <table:table-row table:style-name="ro7">
          <table:table-cell table:style-name="ce259" office:value-type="string" calcext:value-type="string" table:number-columns-spanned="8" table:number-rows-spanned="1">
            <text:p>Postbyte Register Bit</text:p>
          </table:table-cell>
          <table:covered-table-cell table:number-columns-repeated="6" table:style-name="Default"/>
          <table:covered-table-cell table:style-name="ce263"/>
          <table:table-cell table:style-name="ce267" office:value-type="string" calcext:value-type="string" table:number-columns-spanned="1" table:number-rows-spanned="2">
            <text:p>Indexed Addressing Mode</text:p>
          </table:table-cell>
        </table:table-row>
        <table:table-row table:style-name="ro7">
          <table:table-cell table:style-name="ce260" office:value-type="float" office:value="7" calcext:value-type="float">
            <text:p>7</text:p>
          </table:table-cell>
          <table:table-cell table:style-name="ce260" office:value-type="float" office:value="6" calcext:value-type="float">
            <text:p>6</text:p>
          </table:table-cell>
          <table:table-cell table:style-name="ce260" office:value-type="float" office:value="5" calcext:value-type="float">
            <text:p>5</text:p>
          </table:table-cell>
          <table:table-cell table:style-name="ce260" office:value-type="float" office:value="4" calcext:value-type="float">
            <text:p>4</text:p>
          </table:table-cell>
          <table:table-cell table:style-name="ce260" office:value-type="float" office:value="3" calcext:value-type="float">
            <text:p>3</text:p>
          </table:table-cell>
          <table:table-cell table:style-name="ce260" office:value-type="float" office:value="2" calcext:value-type="float">
            <text:p>2</text:p>
          </table:table-cell>
          <table:table-cell table:style-name="ce260" office:value-type="float" office:value="1" calcext:value-type="float">
            <text:p>1</text:p>
          </table:table-cell>
          <table:table-cell table:style-name="ce264" office:value-type="float" office:value="0" calcext:value-type="float">
            <text:p>0</text:p>
          </table:table-cell>
          <table:covered-table-cell table:style-name="ce277"/>
        </table:table-row>
        <table:table-row table:style-name="ro7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A = 16-bit address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R+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-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R + 8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16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R</text:p>
          </table:table-cell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rect addressing (DP&lt;&lt;8)+extra byte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 + A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B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,R + D</text:p>
          </table:table-cell>
        </table:table-row>
        <table:table-row table:style-name="ro7">
          <table:table-cell table:number-columns-repeated="7"/>
          <table:table-cell table:style-name="ce33"/>
          <table:table-cell/>
        </table:table-row>
        <table:table-row table:style-name="ro7">
          <table:table-cell table:number-columns-repeated="7"/>
          <table:table-cell table:style-name="ce33"/>
          <table:table-cell office:value-type="string" calcext:value-type="string">
            <text:p>i = indirect</text:p>
          </table:table-cell>
        </table:table-row>
        <table:table-row table:style-name="ro7">
          <table:table-cell table:style-name="ce260"/>
          <table:table-cell table:number-columns-repeated="3" table:style-name="ce262" office:value-type="string" calcext:value-type="string">
            <text:p>R</text:p>
          </table:table-cell>
          <table:table-cell table:style-name="ce260" table:number-columns-repeated="3"/>
          <table:table-cell table:style-name="ce264"/>
          <table:table-cell table:style-name="ce277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7">
          <table:table-cell table:style-name="ce261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Y</text:p>
          </table:table-cell>
        </table:table-row>
        <table:table-row table:style-name="ro7">
          <table:table-cell table:style-name="ce261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U</text:p>
          </table:table-cell>
        </table:table-row>
        <table:table-row table:style-name="ro7">
          <table:table-cell table:style-name="ce261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S</text:p>
          </table:table-cell>
        </table:table-row>
        <table:table-row table:style-name="ro7">
          <table:table-cell table:style-name="ce261"/>
          <table:table-cell table:number-columns-repeated="3"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PC</text:p>
          </table:table-cell>
        </table:table-row>
        <table:table-row table:style-name="ro7" table:number-rows-repeated="5">
          <table:table-cell table:style-name="ce261" table:number-columns-repeated="8"/>
          <table:table-cell/>
        </table:table-row>
        <table:table-row table:style-name="ro7">
          <table:table-cell table:style-name="ce261" table:number-columns-repeated="8"/>
          <table:table-cell/>
        </table:table-row>
      </table:table>
      <table:table table:name="TFR-EXG" table:style-name="ta1">
        <table:table-column table:style-name="co12" table:default-cell-style-name="Default"/>
        <table:table-column table:style-name="co32" table:default-cell-style-name="ce34"/>
        <table:table-column table:style-name="co33" table:number-columns-repeated="3" table:default-cell-style-name="ce34"/>
        <table:table-column table:style-name="co33" table:number-columns-repeated="2" table:default-cell-style-name="ce282"/>
        <table:table-column table:style-name="co33" table:number-columns-repeated="2" table:default-cell-style-name="ce34"/>
        <table:table-row table:style-name="ro7">
          <table:table-cell table:number-columns-repeated="5"/>
          <table:table-cell table:style-name="ce34" table:number-columns-repeated="2"/>
          <table:table-cell table:number-columns-repeated="2"/>
        </table:table-row>
        <table:table-row table:style-name="ro7">
          <table:table-cell/>
          <table:table-cell office:value-type="string" calcext:value-type="string" table:number-columns-spanned="8" table:number-rows-spanned="1">
            <text:p>Transfer / Exchange Postbyte</text:p>
          </table:table-cell>
          <table:covered-table-cell table:number-columns-repeated="3"/>
          <table:covered-table-cell table:number-columns-repeated="2" table:style-name="ce34"/>
          <table:covered-table-cell table:number-columns-repeated="2"/>
        </table:table-row>
        <table:table-row table:style-name="ro7">
          <table:table-cell table:number-columns-repeated="5"/>
          <table:table-cell table:style-name="ce34" table:number-columns-repeated="2"/>
          <table:table-cell table:number-columns-repeated="2"/>
        </table:table-row>
        <table:table-row table:style-name="ro7">
          <table:table-cell/>
          <table:table-cell table:style-name="ce18" office:value-type="string" calcext:value-type="string" table:number-columns-spanned="4" table:number-rows-spanned="1">
            <text:p><text:s/>Destination </text:p>
          </table:table-cell>
          <table:covered-table-cell table:number-columns-repeated="3"/>
          <table:table-cell table:style-name="ce18" office:value-type="string" calcext:value-type="string" table:number-columns-spanned="4" table:number-rows-spanned="1">
            <text:p>Source </text:p>
          </table:table-cell>
          <table:covered-table-cell table:style-name="ce34"/>
          <table:covered-table-cell table:number-columns-repeated="2"/>
        </table:table-row>
        <table:table-row table:style-name="ro7">
          <table:table-cell/>
          <table:table-cell table:style-name="Default" table:number-columns-repeated="8"/>
        </table:table-row>
        <table:table-row table:style-name="ro7"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a</text:p>
          </table:table-cell>
          <table:table-cell/>
        </table:table-row>
        <table:table-row table:style-name="ro7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b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x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y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s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u</text:p>
          </table:table-cell>
          <table:table-cell/>
        </table:table-row>
      </table:table>
      <table:table table:name="Testing ctrl" table:style-name="ta1">
        <office:forms form:automatic-focus="false" form:apply-design-mode="false"/>
        <table:table-column table:style-name="co34" table:default-cell-style-name="Default"/>
        <table:table-column table:style-name="co12" table:default-cell-style-name="Default"/>
        <table:table-column table:style-name="co35" table:default-cell-style-name="Default"/>
        <table:table-column table:style-name="co36" table:default-cell-style-name="ce278"/>
        <table:table-column table:style-name="co37" table:default-cell-style-name="Default"/>
        <table:table-row table:style-name="ro7">
          <table:table-cell table:number-columns-repeated="5"/>
        </table:table-row>
        <table:table-row table:style-name="ro14">
          <table:table-cell/>
          <table:table-cell table:style-name="ce2" office:value-type="string" calcext:value-type="string">
            <text:p>OP</text:p>
          </table:table-cell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Test Nam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8</text:p>
          </table:table-cell>
          <table:table-cell table:style-name="ce21" office:value-type="string" calcext:value-type="string">
            <text:p>LEAX</text:p>
          </table:table-cell>
          <table:table-cell table:style-name="ce21" office:value-type="string" calcext:value-type="string">
            <text:p>idx1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9</text:p>
          </table:table-cell>
          <table:table-cell table:style-name="ce21" office:value-type="string" calcext:value-type="string">
            <text:p>LEAY</text:p>
          </table:table-cell>
          <table:table-cell table:style-name="ce21" office:value-type="string" calcext:value-type="string">
            <text:p>idx2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A</text:p>
          </table:table-cell>
          <table:table-cell table:style-name="ce21" office:value-type="string" calcext:value-type="string">
            <text:p>LEAU</text:p>
          </table:table-cell>
          <table:table-cell table:style-name="ce21" office:value-type="string" calcext:value-type="string">
            <text:p>idx5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B</text:p>
          </table:table-cell>
          <table:table-cell table:style-name="ce21" office:value-type="string" calcext:value-type="string">
            <text:p>LEAS</text:p>
          </table:table-cell>
          <table:table-cell table:style-name="ce21" office:value-type="string" calcext:value-type="string">
            <text:p>idx4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C</text:p>
          </table:table-cell>
          <table:table-cell table:style-name="ce21" office:value-type="string" calcext:value-type="string">
            <text:p>PSHS</text:p>
          </table:table-cell>
          <table:table-cell table:style-name="ce21" office:value-type="string" calcext:value-type="string">
            <text:p>psh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D</text:p>
          </table:table-cell>
          <table:table-cell table:style-name="ce21" office:value-type="string" calcext:value-type="string">
            <text:p>PSHU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0E</text:p>
          </table:table-cell>
          <table:table-cell table:style-name="ce21" office:value-type="string" calcext:value-type="string">
            <text:p>PUL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0F</text:p>
          </table:table-cell>
          <table:table-cell table:style-name="ce21" office:value-type="string" calcext:value-type="string">
            <text:p>PULU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10</text:p>
          </table:table-cell>
          <table:table-cell table:style-name="ce279" office:value-type="string" calcext:value-type="string">
            <text:p>LD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1</text:p>
          </table:table-cell>
          <table:table-cell table:style-name="ce21" office:value-type="string" calcext:value-type="string">
            <text:p>LD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2</text:p>
          </table:table-cell>
          <table:table-cell table:style-name="ce21" office:value-type="string" calcext:value-type="string">
            <text:p>LDA (IDX)</text:p>
          </table:table-cell>
          <table:table-cell table:style-name="ce21" office:value-type="string" calcext:value-type="string">
            <text:p>idx1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3</text:p>
          </table:table-cell>
          <table:table-cell table:style-name="ce21" office:value-type="string" calcext:value-type="string">
            <text:p>LDB (IDX)</text:p>
          </table:table-cell>
          <table:table-cell table:style-name="ce21" office:value-type="string" calcext:value-type="string">
            <text:p>idx2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4</text:p>
          </table:table-cell>
          <table:table-cell table:style-name="ce21" office:value-type="string" calcext:value-type="string">
            <text:p>ADD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5</text:p>
          </table:table-cell>
          <table:table-cell table:style-name="ce21" office:value-type="string" calcext:value-type="string">
            <text:p>ADD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6</text:p>
          </table:table-cell>
          <table:table-cell table:style-name="ce21" office:value-type="string" calcext:value-type="string">
            <text:p>ADDA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17</text:p>
          </table:table-cell>
          <table:table-cell table:style-name="ce21" office:value-type="string" calcext:value-type="string">
            <text:p>ADDB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18</text:p>
          </table:table-cell>
          <table:table-cell table:style-name="ce21" office:value-type="string" calcext:value-type="string">
            <text:p>ADC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9</text:p>
          </table:table-cell>
          <table:table-cell table:style-name="ce21" office:value-type="string" calcext:value-type="string">
            <text:p>ADC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A</text:p>
          </table:table-cell>
          <table:table-cell table:style-name="ce21" office:value-type="string" calcext:value-type="string">
            <text:p>ADCA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1B</text:p>
          </table:table-cell>
          <table:table-cell table:style-name="ce21" office:value-type="string" calcext:value-type="string">
            <text:p>ADCB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1C</text:p>
          </table:table-cell>
          <table:table-cell table:style-name="ce21" office:value-type="string" calcext:value-type="string">
            <text:p>SUB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D</text:p>
          </table:table-cell>
          <table:table-cell table:style-name="ce21" office:value-type="string" calcext:value-type="string">
            <text:p>SUB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E</text:p>
          </table:table-cell>
          <table:table-cell table:style-name="ce21" office:value-type="string" calcext:value-type="string">
            <text:p>SUBA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1F</text:p>
          </table:table-cell>
          <table:table-cell table:style-name="ce21" office:value-type="string" calcext:value-type="string">
            <text:p>SUBB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20</text:p>
          </table:table-cell>
          <table:table-cell table:style-name="ce279" office:value-type="string" calcext:value-type="string">
            <text:p>SBC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1</text:p>
          </table:table-cell>
          <table:table-cell table:style-name="ce21" office:value-type="string" calcext:value-type="string">
            <text:p>SBC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2</text:p>
          </table:table-cell>
          <table:table-cell table:style-name="ce21" office:value-type="string" calcext:value-type="string">
            <text:p>SBC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3</text:p>
          </table:table-cell>
          <table:table-cell table:style-name="ce21" office:value-type="string" calcext:value-type="string">
            <text:p>SBC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4</text:p>
          </table:table-cell>
          <table:table-cell table:style-name="ce21" office:value-type="string" calcext:value-type="string">
            <text:p>AND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5</text:p>
          </table:table-cell>
          <table:table-cell table:style-name="ce21" office:value-type="string" calcext:value-type="string">
            <text:p>AND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6</text:p>
          </table:table-cell>
          <table:table-cell table:style-name="ce21" office:value-type="string" calcext:value-type="string">
            <text:p>AND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7</text:p>
          </table:table-cell>
          <table:table-cell table:style-name="ce21" office:value-type="string" calcext:value-type="string">
            <text:p>AND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8</text:p>
          </table:table-cell>
          <table:table-cell table:style-name="ce21" office:value-type="string" calcext:value-type="string">
            <text:p>BIT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9</text:p>
          </table:table-cell>
          <table:table-cell table:style-name="ce21" office:value-type="string" calcext:value-type="string">
            <text:p>BIT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A</text:p>
          </table:table-cell>
          <table:table-cell table:style-name="ce21" office:value-type="string" calcext:value-type="string">
            <text:p>BIT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B</text:p>
          </table:table-cell>
          <table:table-cell table:style-name="ce21" office:value-type="string" calcext:value-type="string">
            <text:p>BIT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C</text:p>
          </table:table-cell>
          <table:table-cell table:style-name="ce21" office:value-type="string" calcext:value-type="string">
            <text:p>EOR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D</text:p>
          </table:table-cell>
          <table:table-cell table:style-name="ce21" office:value-type="string" calcext:value-type="string">
            <text:p>EO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E</text:p>
          </table:table-cell>
          <table:table-cell table:style-name="ce21" office:value-type="string" calcext:value-type="string">
            <text:p>EOR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F</text:p>
          </table:table-cell>
          <table:table-cell table:style-name="ce21" office:value-type="string" calcext:value-type="string">
            <text:p>EORB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30</text:p>
          </table:table-cell>
          <table:table-cell table:style-name="ce279" office:value-type="string" calcext:value-type="string">
            <text:p>OR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1</text:p>
          </table:table-cell>
          <table:table-cell table:style-name="ce21" office:value-type="string" calcext:value-type="string">
            <text:p>O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2</text:p>
          </table:table-cell>
          <table:table-cell table:style-name="ce21" office:value-type="string" calcext:value-type="string">
            <text:p>OR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3</text:p>
          </table:table-cell>
          <table:table-cell table:style-name="ce21" office:value-type="string" calcext:value-type="string">
            <text:p>OR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4</text:p>
          </table:table-cell>
          <table:table-cell table:style-name="ce21" office:value-type="string" calcext:value-type="string">
            <text:p>CMP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5</text:p>
          </table:table-cell>
          <table:table-cell table:style-name="ce21" office:value-type="string" calcext:value-type="string">
            <text:p>CMP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6</text:p>
          </table:table-cell>
          <table:table-cell table:style-name="ce21" office:value-type="string" calcext:value-type="string">
            <text:p>CMP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7</text:p>
          </table:table-cell>
          <table:table-cell table:style-name="ce21" office:value-type="string" calcext:value-type="string">
            <text:p>CMP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8</text:p>
          </table:table-cell>
          <table:table-cell table:style-name="ce21" office:value-type="string" calcext:value-type="string">
            <text:p>SETLINE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9</text:p>
          </table:table-cell>
          <table:table-cell table:style-name="ce21" office:value-type="string" calcext:value-type="string">
            <text:p>SETLINE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A</text:p>
          </table:table-cell>
          <table:table-cell table:style-name="ce21" office:value-type="string" calcext:value-type="string">
            <text:p>STA</text:p>
          </table:table-cell>
          <table:table-cell table:style-name="ce21" office:value-type="string" calcext:value-type="string">
            <text:p>idx2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B</text:p>
          </table:table-cell>
          <table:table-cell table:style-name="ce21" office:value-type="string" calcext:value-type="string">
            <text:p>ST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C</text:p>
          </table:table-cell>
          <table:table-cell table:style-name="ce21" office:value-type="string" calcext:value-type="string">
            <text:p>ANDCC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D</text:p>
          </table:table-cell>
          <table:table-cell table:style-name="ce21" office:value-type="string" calcext:value-type="string">
            <text:p>ORCC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E</text:p>
          </table:table-cell>
          <table:table-cell table:style-name="ce21" office:value-type="string" calcext:value-type="string">
            <text:p>EXG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F</text:p>
          </table:table-cell>
          <table:table-cell table:style-name="ce21" office:value-type="string" calcext:value-type="string">
            <text:p>TFR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40</text:p>
          </table:table-cell>
          <table:table-cell table:style-name="ce279" office:value-type="string" calcext:value-type="string">
            <text:p>LDD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1</text:p>
          </table:table-cell>
          <table:table-cell table:style-name="ce21" office:value-type="string" calcext:value-type="string">
            <text:p>LDD (idx)</text:p>
          </table:table-cell>
          <table:table-cell table:style-name="ce21" office:value-type="string" calcext:value-type="string">
            <text:p>idx4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2</text:p>
          </table:table-cell>
          <table:table-cell table:style-name="ce21" office:value-type="string" calcext:value-type="string">
            <text:p>LDX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3</text:p>
          </table:table-cell>
          <table:table-cell table:style-name="ce21" office:value-type="string" calcext:value-type="string">
            <text:p>LDX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4</text:p>
          </table:table-cell>
          <table:table-cell table:style-name="ce21" office:value-type="string" calcext:value-type="string">
            <text:p>LDY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5</text:p>
          </table:table-cell>
          <table:table-cell table:style-name="ce21" office:value-type="string" calcext:value-type="string">
            <text:p>LDY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6</text:p>
          </table:table-cell>
          <table:table-cell table:style-name="ce21" office:value-type="string" calcext:value-type="string">
            <text:p>LDU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7</text:p>
          </table:table-cell>
          <table:table-cell table:style-name="ce21" office:value-type="string" calcext:value-type="string">
            <text:p>LDU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8</text:p>
          </table:table-cell>
          <table:table-cell table:style-name="ce21" office:value-type="string" calcext:value-type="string">
            <text:p>LDS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9</text:p>
          </table:table-cell>
          <table:table-cell table:style-name="ce21" office:value-type="string" calcext:value-type="string">
            <text:p>LDS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A</text:p>
          </table:table-cell>
          <table:table-cell table:style-name="ce21" office:value-type="string" calcext:value-type="string">
            <text:p>CMPD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B</text:p>
          </table:table-cell>
          <table:table-cell table:style-name="ce21" office:value-type="string" calcext:value-type="string">
            <text:p>CMPD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C</text:p>
          </table:table-cell>
          <table:table-cell table:style-name="ce21" office:value-type="string" calcext:value-type="string">
            <text:p>CMPX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D</text:p>
          </table:table-cell>
          <table:table-cell table:style-name="ce21" office:value-type="string" calcext:value-type="string">
            <text:p>CMPX (idx)</text:p>
          </table:table-cell>
          <table:table-cell table:style-name="ce21" office:value-type="string" calcext:value-type="string">
            <text:p>psh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E</text:p>
          </table:table-cell>
          <table:table-cell table:style-name="ce21" office:value-type="string" calcext:value-type="string">
            <text:p>CMPY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F</text:p>
          </table:table-cell>
          <table:table-cell table:style-name="ce21" office:value-type="string" calcext:value-type="string">
            <text:p>CMPY (idx)</text:p>
          </table:table-cell>
          <table:table-cell table:style-name="ce21" office:value-type="string" calcext:value-type="string">
            <text:p>pshs</text:p>
          </table:table-cell>
          <table:table-cell/>
        </table:table-row>
        <table:table-row table:style-name="ro7">
          <table:table-cell/>
          <table:table-cell table:style-name="ce4" office:value-type="string" calcext:value-type="string">
            <text:p>50</text:p>
          </table:table-cell>
          <table:table-cell table:style-name="ce279" office:value-type="string" calcext:value-type="string">
            <text:p>CMPU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1</text:p>
          </table:table-cell>
          <table:table-cell table:style-name="ce21" office:value-type="string" calcext:value-type="string">
            <text:p>CMPU (idx)</text:p>
          </table:table-cell>
          <table:table-cell table:style-name="ce21" office:value-type="string" calcext:value-type="string">
            <text:p>psh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2</text:p>
          </table:table-cell>
          <table:table-cell table:style-name="ce21" office:value-type="string" calcext:value-type="string">
            <text:p>CMPS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3</text:p>
          </table:table-cell>
          <table:table-cell table:style-name="ce21" office:value-type="string" calcext:value-type="string">
            <text:p>CMPS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4</text:p>
          </table:table-cell>
          <table:table-cell table:style-name="ce21" office:value-type="string" calcext:value-type="string">
            <text:p>ADD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5</text:p>
          </table:table-cell>
          <table:table-cell table:style-name="ce21" office:value-type="string" calcext:value-type="string">
            <text:p>ADDD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6</text:p>
          </table:table-cell>
          <table:table-cell table:style-name="ce21" office:value-type="string" calcext:value-type="string">
            <text:p>SUB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7</text:p>
          </table:table-cell>
          <table:table-cell table:style-name="ce21" office:value-type="string" calcext:value-type="string">
            <text:p>SUBD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8</text:p>
          </table:table-cell>
          <table:table-cell table:style-name="ce21" office:value-type="string" calcext:value-type="string">
            <text:p>STD</text:p>
          </table:table-cell>
          <table:table-cell table:style-name="ce21" office:value-type="string" calcext:value-type="string">
            <text:p>idx4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9</text:p>
          </table:table-cell>
          <table:table-cell table:style-name="ce21" office:value-type="string" calcext:value-type="string">
            <text:p>STX</text:p>
          </table:table-cell>
          <table:table-cell table:style-name="ce21" office:value-type="string" calcext:value-type="string">
            <text:p>stxyu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A</text:p>
          </table:table-cell>
          <table:table-cell table:style-name="ce21" office:value-type="string" calcext:value-type="string">
            <text:p>STY</text:p>
          </table:table-cell>
          <table:table-cell table:style-name="ce21" office:value-type="string" calcext:value-type="string">
            <text:p>stxyu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B</text:p>
          </table:table-cell>
          <table:table-cell table:style-name="ce21" office:value-type="string" calcext:value-type="string">
            <text:p>STU</text:p>
          </table:table-cell>
          <table:table-cell table:style-name="ce21" office:value-type="string" calcext:value-type="string">
            <text:p>stxyu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C</text:p>
          </table:table-cell>
          <table:table-cell table:style-name="ce21" office:value-type="string" calcext:value-type="string">
            <text:p>STS</text:p>
          </table:table-cell>
          <table:table-cell table:style-name="ce21" office:value-type="string" calcext:value-type="string">
            <text:p>stxyu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D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E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F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60</text:p>
          </table:table-cell>
          <table:table-cell table:style-name="ce279" office:value-type="string" calcext:value-type="string">
            <text:p>BRA</text:p>
          </table:table-cell>
          <table:table-cell table:style-name="ce279" office:value-type="string" calcext:value-type="string">
            <text:p>bra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1</text:p>
          </table:table-cell>
          <table:table-cell table:style-name="ce21" office:value-type="string" calcext:value-type="string">
            <text:p>BHI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2</text:p>
          </table:table-cell>
          <table:table-cell table:style-name="ce21" office:value-type="string" calcext:value-type="string">
            <text:p>BCC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3</text:p>
          </table:table-cell>
          <table:table-cell table:style-name="ce21" office:value-type="string" calcext:value-type="string">
            <text:p>BNE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4</text:p>
          </table:table-cell>
          <table:table-cell table:style-name="ce21" office:value-type="string" calcext:value-type="string">
            <text:p>BVC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5</text:p>
          </table:table-cell>
          <table:table-cell table:style-name="ce21" office:value-type="string" calcext:value-type="string">
            <text:p>BPL</text:p>
          </table:table-cell>
          <table:table-cell table:style-name="ce21" office:value-type="string" calcext:value-type="string">
            <text:p>sex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6</text:p>
          </table:table-cell>
          <table:table-cell table:style-name="ce21" office:value-type="string" calcext:value-type="string">
            <text:p>BGE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7</text:p>
          </table:table-cell>
          <table:table-cell table:style-name="ce21" office:value-type="string" calcext:value-type="string">
            <text:p>BGT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8</text:p>
          </table:table-cell>
          <table:table-cell table:style-name="ce21" office:value-type="string" calcext:value-type="string">
            <text:p>LBRA</text:p>
          </table:table-cell>
          <table:table-cell table:style-name="ce21" office:value-type="string" calcext:value-type="string">
            <text:p>bra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9</text:p>
          </table:table-cell>
          <table:table-cell table:style-name="ce21" office:value-type="string" calcext:value-type="string">
            <text:p>LBHI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A</text:p>
          </table:table-cell>
          <table:table-cell table:style-name="ce21" office:value-type="string" calcext:value-type="string">
            <text:p>LBCC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B</text:p>
          </table:table-cell>
          <table:table-cell table:style-name="ce21" office:value-type="string" calcext:value-type="string">
            <text:p>LBNE</text:p>
          </table:table-cell>
          <table:table-cell table:style-name="ce21" office:value-type="string" calcext:value-type="string">
            <text:p>lbsr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C</text:p>
          </table:table-cell>
          <table:table-cell table:style-name="ce21" office:value-type="string" calcext:value-type="string">
            <text:p>LBVC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D</text:p>
          </table:table-cell>
          <table:table-cell table:style-name="ce21" office:value-type="string" calcext:value-type="string">
            <text:p>LBPL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E</text:p>
          </table:table-cell>
          <table:table-cell table:style-name="ce21" office:value-type="string" calcext:value-type="string">
            <text:p>LBGE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F</text:p>
          </table:table-cell>
          <table:table-cell table:style-name="ce21" office:value-type="string" calcext:value-type="string">
            <text:p>LBGT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70</text:p>
          </table:table-cell>
          <table:table-cell table:style-name="ce279" office:value-type="string" calcext:value-type="string">
            <text:p>BRN</text:p>
          </table:table-cell>
          <table:table-cell table:style-name="ce279"/>
          <table:table-cell/>
        </table:table-row>
        <table:table-row table:style-name="ro7">
          <table:table-cell/>
          <table:table-cell table:style-name="ce3" office:value-type="string" calcext:value-type="string">
            <text:p>71</text:p>
          </table:table-cell>
          <table:table-cell table:style-name="ce21" office:value-type="string" calcext:value-type="string">
            <text:p>BL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2</text:p>
          </table:table-cell>
          <table:table-cell table:style-name="ce21" office:value-type="string" calcext:value-type="string">
            <text:p>BCS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73</text:p>
          </table:table-cell>
          <table:table-cell table:style-name="ce21" office:value-type="string" calcext:value-type="string">
            <text:p>BEQ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74</text:p>
          </table:table-cell>
          <table:table-cell table:style-name="ce21" office:value-type="string" calcext:value-type="string">
            <text:p>BV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5</text:p>
          </table:table-cell>
          <table:table-cell table:style-name="ce21" office:value-type="string" calcext:value-type="string">
            <text:p>BMI</text:p>
          </table:table-cell>
          <table:table-cell table:style-name="ce21" office:value-type="string" calcext:value-type="string">
            <text:p>sex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76</text:p>
          </table:table-cell>
          <table:table-cell table:style-name="ce21" office:value-type="string" calcext:value-type="string">
            <text:p>BLT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7</text:p>
          </table:table-cell>
          <table:table-cell table:style-name="ce21" office:value-type="string" calcext:value-type="string">
            <text:p>BLE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78</text:p>
          </table:table-cell>
          <table:table-cell table:style-name="ce21" office:value-type="string" calcext:value-type="string">
            <text:p>LBRN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9</text:p>
          </table:table-cell>
          <table:table-cell table:style-name="ce21" office:value-type="string" calcext:value-type="string">
            <text:p>LBL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A</text:p>
          </table:table-cell>
          <table:table-cell table:style-name="ce21" office:value-type="string" calcext:value-type="string">
            <text:p>LBC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B</text:p>
          </table:table-cell>
          <table:table-cell table:style-name="ce21" office:value-type="string" calcext:value-type="string">
            <text:p>LBEQ</text:p>
          </table:table-cell>
          <table:table-cell table:style-name="ce21" office:value-type="string" calcext:value-type="string">
            <text:p>lbsr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7C</text:p>
          </table:table-cell>
          <table:table-cell table:style-name="ce21" office:value-type="string" calcext:value-type="string">
            <text:p>LBV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D</text:p>
          </table:table-cell>
          <table:table-cell table:style-name="ce21" office:value-type="string" calcext:value-type="string">
            <text:p>LBMI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E</text:p>
          </table:table-cell>
          <table:table-cell table:style-name="ce21" office:value-type="string" calcext:value-type="string">
            <text:p>LBLT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F</text:p>
          </table:table-cell>
          <table:table-cell table:style-name="ce21" office:value-type="string" calcext:value-type="string">
            <text:p>LBLE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80</text:p>
          </table:table-cell>
          <table:table-cell table:style-name="ce279" office:value-type="string" calcext:value-type="string">
            <text:p>CLR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1</text:p>
          </table:table-cell>
          <table:table-cell table:style-name="ce21" office:value-type="string" calcext:value-type="string">
            <text:p>CL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2</text:p>
          </table:table-cell>
          <table:table-cell table:style-name="ce21" office:value-type="string" calcext:value-type="string">
            <text:p>CLR (idx)</text:p>
          </table:table-cell>
          <table:table-cell table:style-name="ce21" office:value-type="string" calcext:value-type="string">
            <text:p>clr2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3</text:p>
          </table:table-cell>
          <table:table-cell table:style-name="ce21" office:value-type="string" calcext:value-type="string">
            <text:p>COM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4</text:p>
          </table:table-cell>
          <table:table-cell table:style-name="ce21" office:value-type="string" calcext:value-type="string">
            <text:p>COM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5</text:p>
          </table:table-cell>
          <table:table-cell table:style-name="ce21" office:value-type="string" calcext:value-type="string">
            <text:p>COM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86</text:p>
          </table:table-cell>
          <table:table-cell table:style-name="ce21" office:value-type="string" calcext:value-type="string">
            <text:p>NEGA</text:p>
          </table:table-cell>
          <table:table-cell table:style-name="ce21" office:value-type="string" calcext:value-type="string">
            <text:p>neg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7</text:p>
          </table:table-cell>
          <table:table-cell table:style-name="ce21" office:value-type="string" calcext:value-type="string">
            <text:p>NEGB</text:p>
          </table:table-cell>
          <table:table-cell table:style-name="ce21" office:value-type="string" calcext:value-type="string">
            <text:p>neg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8</text:p>
          </table:table-cell>
          <table:table-cell table:style-name="ce21" office:value-type="string" calcext:value-type="string">
            <text:p>NEG</text:p>
          </table:table-cell>
          <table:table-cell table:style-name="ce21" office:value-type="string" calcext:value-type="string">
            <text:p>neg2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9</text:p>
          </table:table-cell>
          <table:table-cell table:style-name="ce21" office:value-type="string" calcext:value-type="string">
            <text:p>INC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A</text:p>
          </table:table-cell>
          <table:table-cell table:style-name="ce21" office:value-type="string" calcext:value-type="string">
            <text:p>INC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B</text:p>
          </table:table-cell>
          <table:table-cell table:style-name="ce21" office:value-type="string" calcext:value-type="string">
            <text:p>INC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8C</text:p>
          </table:table-cell>
          <table:table-cell table:style-name="ce21" office:value-type="string" calcext:value-type="string">
            <text:p>DEC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D</text:p>
          </table:table-cell>
          <table:table-cell table:style-name="ce21" office:value-type="string" calcext:value-type="string">
            <text:p>DEC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E</text:p>
          </table:table-cell>
          <table:table-cell table:style-name="ce21" office:value-type="string" calcext:value-type="string">
            <text:p>DEC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8F</text:p>
          </table:table-cell>
          <table:table-cell table:style-name="ce21" office:value-type="string" calcext:value-type="string">
            <text:p>RTS</text:p>
          </table:table-cell>
          <table:table-cell table:style-name="ce21" office:value-type="string" calcext:value-type="string">
            <text:p>rts</text:p>
          </table:table-cell>
          <table:table-cell/>
        </table:table-row>
        <table:table-row table:style-name="ro7">
          <table:table-cell/>
          <table:table-cell table:style-name="ce4" office:value-type="string" calcext:value-type="string">
            <text:p>90</text:p>
          </table:table-cell>
          <table:table-cell table:style-name="ce279" office:value-type="string" calcext:value-type="string">
            <text:p>TST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1</text:p>
          </table:table-cell>
          <table:table-cell table:style-name="ce21" office:value-type="string" calcext:value-type="string">
            <text:p>TST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2</text:p>
          </table:table-cell>
          <table:table-cell table:style-name="ce21" office:value-type="string" calcext:value-type="string">
            <text:p>TST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93</text:p>
          </table:table-cell>
          <table:table-cell table:style-name="ce21" office:value-type="string" calcext:value-type="string">
            <text:p>LSR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4</text:p>
          </table:table-cell>
          <table:table-cell table:style-name="ce21" office:value-type="string" calcext:value-type="string">
            <text:p>LS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5</text:p>
          </table:table-cell>
          <table:table-cell table:style-name="ce21" office:value-type="string" calcext:value-type="string">
            <text:p>LSR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96</text:p>
          </table:table-cell>
          <table:table-cell table:style-name="ce21" office:value-type="string" calcext:value-type="string">
            <text:p>ROR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7</text:p>
          </table:table-cell>
          <table:table-cell table:style-name="ce21" office:value-type="string" calcext:value-type="string">
            <text:p>RO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8</text:p>
          </table:table-cell>
          <table:table-cell table:style-name="ce21" office:value-type="string" calcext:value-type="string">
            <text:p>ROR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99</text:p>
          </table:table-cell>
          <table:table-cell table:style-name="ce21" office:value-type="string" calcext:value-type="string">
            <text:p>ASR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A</text:p>
          </table:table-cell>
          <table:table-cell table:style-name="ce21" office:value-type="string" calcext:value-type="string">
            <text:p>AS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B</text:p>
          </table:table-cell>
          <table:table-cell table:style-name="ce21" office:value-type="string" calcext:value-type="string">
            <text:p>ASR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9C</text:p>
          </table:table-cell>
          <table:table-cell table:style-name="ce21" office:value-type="string" calcext:value-type="string">
            <text:p>ASL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D</text:p>
          </table:table-cell>
          <table:table-cell table:style-name="ce21" office:value-type="string" calcext:value-type="string">
            <text:p>ASL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E</text:p>
          </table:table-cell>
          <table:table-cell table:style-name="ce21" office:value-type="string" calcext:value-type="string">
            <text:p>ASL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9F</text:p>
          </table:table-cell>
          <table:table-cell table:style-name="ce21" office:value-type="string" calcext:value-type="string">
            <text:p>RTI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A0</text:p>
          </table:table-cell>
          <table:table-cell table:style-name="ce279" office:value-type="string" calcext:value-type="string">
            <text:p>ROL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A1</text:p>
          </table:table-cell>
          <table:table-cell table:style-name="ce21" office:value-type="string" calcext:value-type="string">
            <text:p>ROL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A2</text:p>
          </table:table-cell>
          <table:table-cell table:style-name="ce21" office:value-type="string" calcext:value-type="string">
            <text:p>ROL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3</text:p>
          </table:table-cell>
          <table:table-cell table:style-name="ce21" office:value-type="string" calcext:value-type="string">
            <text:p>LSR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4</text:p>
          </table:table-cell>
          <table:table-cell table:style-name="ce21" office:value-type="string" calcext:value-type="string">
            <text:p>ROR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5</text:p>
          </table:table-cell>
          <table:table-cell table:style-name="ce21" office:value-type="string" calcext:value-type="string">
            <text:p>ASR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6</text:p>
          </table:table-cell>
          <table:table-cell table:style-name="ce21" office:value-type="string" calcext:value-type="string">
            <text:p>ASL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7</text:p>
          </table:table-cell>
          <table:table-cell table:style-name="ce21" office:value-type="string" calcext:value-type="string">
            <text:p>ROL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8</text:p>
          </table:table-cell>
          <table:table-cell table:style-name="ce21" office:value-type="string" calcext:value-type="string">
            <text:p>JMP</text:p>
          </table:table-cell>
          <table:table-cell table:style-name="ce21" office:value-type="string" calcext:value-type="string">
            <text:p>jmp</text:p>
          </table:table-cell>
          <table:table-cell table:style-name="ce29"/>
        </table:table-row>
        <table:table-row table:style-name="ro7">
          <table:table-cell/>
          <table:table-cell table:style-name="ce3" office:value-type="string" calcext:value-type="string">
            <text:p>A9</text:p>
          </table:table-cell>
          <table:table-cell table:style-name="ce21" office:value-type="string" calcext:value-type="string">
            <text:p>JSR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A</text:p>
          </table:table-cell>
          <table:table-cell table:style-name="ce21" office:value-type="string" calcext:value-type="string">
            <text:p>BSR</text:p>
          </table:table-cell>
          <table:table-cell table:style-name="ce21" office:value-type="string" calcext:value-type="string">
            <text:p>bsr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AB</text:p>
          </table:table-cell>
          <table:table-cell table:style-name="ce21" office:value-type="string" calcext:value-type="string">
            <text:p>LBSR</text:p>
          </table:table-cell>
          <table:table-cell table:style-name="ce21" office:value-type="string" calcext:value-type="string">
            <text:p>lbsr</text:p>
          </table:table-cell>
          <table:table-cell/>
        </table:table-row>
        <table:table-row table:style-name="ro7">
          <table:table-cell/>
          <table:table-cell table:style-name="ce5" office:value-type="string" calcext:value-type="string">
            <text:p>AC</text:p>
          </table:table-cell>
          <table:table-cell table:style-name="ce21" office:value-type="string" calcext:value-type="string">
            <text:p>DECB, JNZ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AD</text:p>
          </table:table-cell>
          <table:table-cell table:style-name="ce21" office:value-type="string" calcext:value-type="string">
            <text:p>DECX, JNZ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E</text:p>
          </table:table-cell>
          <table:table-cell table:style-name="ce21" office:value-type="string" calcext:value-type="string">
            <text:p>NOP</text:p>
          </table:table-cell>
          <table:table-cell table:style-name="ce21" office:value-type="string" calcext:value-type="string">
            <text:p>bra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AF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/>
        </table:table-row>
        <table:table-row table:style-name="ro7">
          <table:table-cell/>
          <table:table-cell table:style-name="ce6" office:value-type="string" calcext:value-type="string">
            <text:p>B0</text:p>
          </table:table-cell>
          <table:table-cell table:style-name="ce130" office:value-type="string" calcext:value-type="string">
            <text:p>ABX</text:p>
          </table:table-cell>
          <table:table-cell table:style-name="ce130"/>
          <table:table-cell/>
        </table:table-row>
        <table:table-row table:style-name="ro7">
          <table:table-cell/>
          <table:table-cell table:style-name="ce3" office:value-type="string" calcext:value-type="string">
            <text:p>B1</text:p>
          </table:table-cell>
          <table:table-cell table:style-name="ce21" office:value-type="string" calcext:value-type="string">
            <text:p>DA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B2</text:p>
          </table:table-cell>
          <table:table-cell table:style-name="ce21" office:value-type="string" calcext:value-type="string">
            <text:p>SEX</text:p>
          </table:table-cell>
          <table:table-cell table:style-name="ce21" office:value-type="string" calcext:value-type="string">
            <text:p>sex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B3</text:p>
          </table:table-cell>
          <table:table-cell table:style-name="ce21" office:value-type="string" calcext:value-type="string">
            <text:p>MUL</text:p>
          </table:table-cell>
          <table:table-cell table:style-name="ce21" office:value-type="string" calcext:value-type="string">
            <text:p>mul</text:p>
          </table:table-cell>
          <table:table-cell/>
        </table:table-row>
        <table:table-row table:style-name="ro7">
          <table:table-cell/>
          <table:table-cell table:style-name="ce5" office:value-type="string" calcext:value-type="string">
            <text:p>B4</text:p>
          </table:table-cell>
          <table:table-cell table:style-name="ce21" office:value-type="string" calcext:value-type="string">
            <text:p>LMUL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5</text:p>
          </table:table-cell>
          <table:table-cell table:style-name="ce21" office:value-type="string" calcext:value-type="string">
            <text:p>DIV X,B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6</text:p>
          </table:table-cell>
          <table:table-cell table:style-name="ce21" office:value-type="string" calcext:value-type="string">
            <text:p>BMOVE Y,X,U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7</text:p>
          </table:table-cell>
          <table:table-cell table:style-name="ce21" office:value-type="string" calcext:value-type="string">
            <text:p>MOVE Y,X,U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8</text:p>
          </table:table-cell>
          <table:table-cell table:style-name="ce280" office:value-type="string" calcext:value-type="string">
            <text:p>LS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9</text:p>
          </table:table-cell>
          <table:table-cell table:style-name="ce280" office:value-type="string" calcext:value-type="string">
            <text:p>LS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A</text:p>
          </table:table-cell>
          <table:table-cell table:style-name="ce280" office:value-type="string" calcext:value-type="string">
            <text:p>RO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B</text:p>
          </table:table-cell>
          <table:table-cell table:style-name="ce280" office:value-type="string" calcext:value-type="string">
            <text:p>RO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C</text:p>
          </table:table-cell>
          <table:table-cell table:style-name="ce280" office:value-type="string" calcext:value-type="string">
            <text:p>AS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D</text:p>
          </table:table-cell>
          <table:table-cell table:style-name="ce280" office:value-type="string" calcext:value-type="string">
            <text:p>AS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E</text:p>
          </table:table-cell>
          <table:table-cell table:style-name="ce280" office:value-type="string" calcext:value-type="string">
            <text:p>ASL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F</text:p>
          </table:table-cell>
          <table:table-cell table:style-name="ce280" office:value-type="string" calcext:value-type="string">
            <text:p>ASLD</text:p>
          </table:table-cell>
          <table:table-cell table:style-name="ce21"/>
          <table:table-cell/>
        </table:table-row>
        <table:table-row table:style-name="ro7">
          <table:table-cell/>
          <table:table-cell table:style-name="ce7" office:value-type="string" calcext:value-type="string">
            <text:p>C0</text:p>
          </table:table-cell>
          <table:table-cell table:style-name="ce281" office:value-type="string" calcext:value-type="string">
            <text:p>ROLD</text:p>
          </table:table-cell>
          <table:table-cell table:style-name="ce281"/>
          <table:table-cell/>
        </table:table-row>
        <table:table-row table:style-name="ro7">
          <table:table-cell/>
          <table:table-cell table:style-name="ce5" office:value-type="string" calcext:value-type="string">
            <text:p>C1</text:p>
          </table:table-cell>
          <table:table-cell table:style-name="ce280" office:value-type="string" calcext:value-type="string">
            <text:p>ROL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2</text:p>
          </table:table-cell>
          <table:table-cell table:style-name="ce21" office:value-type="string" calcext:value-type="string">
            <text:p>CL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3</text:p>
          </table:table-cell>
          <table:table-cell table:style-name="ce21" office:value-type="string" calcext:value-type="string">
            <text:p>CLR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4</text:p>
          </table:table-cell>
          <table:table-cell table:style-name="ce21" office:value-type="string" calcext:value-type="string">
            <text:p>NEG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5</text:p>
          </table:table-cell>
          <table:table-cell table:style-name="ce21" office:value-type="string" calcext:value-type="string">
            <text:p>NEG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6</text:p>
          </table:table-cell>
          <table:table-cell table:style-name="ce21" office:value-type="string" calcext:value-type="string">
            <text:p>INC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7</text:p>
          </table:table-cell>
          <table:table-cell table:style-name="ce21" office:value-type="string" calcext:value-type="string">
            <text:p>INC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8</text:p>
          </table:table-cell>
          <table:table-cell table:style-name="ce21" office:value-type="string" calcext:value-type="string">
            <text:p>DEC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9</text:p>
          </table:table-cell>
          <table:table-cell table:style-name="ce21" office:value-type="string" calcext:value-type="string">
            <text:p>DEC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A</text:p>
          </table:table-cell>
          <table:table-cell table:style-name="ce21" office:value-type="string" calcext:value-type="string">
            <text:p>TST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B</text:p>
          </table:table-cell>
          <table:table-cell table:style-name="ce21" office:value-type="string" calcext:value-type="string">
            <text:p>TSTW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CC</text:p>
          </table:table-cell>
          <table:table-cell table:style-name="ce21" office:value-type="string" calcext:value-type="string">
            <text:p>ABSA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CD</text:p>
          </table:table-cell>
          <table:table-cell table:style-name="ce21" office:value-type="string" calcext:value-type="string">
            <text:p>ABSB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CE</text:p>
          </table:table-cell>
          <table:table-cell table:style-name="ce21" office:value-type="string" calcext:value-type="string">
            <text:p>ABS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CF</text:p>
          </table:table-cell>
          <table:table-cell table:style-name="ce21" office:value-type="string" calcext:value-type="string">
            <text:p>BSETA X,U</text:p>
          </table:table-cell>
          <table:table-cell table:style-name="ce21"/>
          <table:table-cell/>
        </table:table-row>
        <table:table-row table:style-name="ro7">
          <table:table-cell/>
          <table:table-cell table:style-name="ce7" office:value-type="string" calcext:value-type="string">
            <text:p>D0</text:p>
          </table:table-cell>
          <table:table-cell table:style-name="ce279" office:value-type="string" calcext:value-type="string">
            <text:p>BSETD X,U</text:p>
          </table:table-cell>
          <table:table-cell table:style-name="ce279"/>
          <table:table-cell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21" office:value-type="string" calcext:value-type="string">
            <text:p>IRQ</text:p>
          </table:table-cell>
          <table:table-cell table:style-name="ce21" office:value-type="string" calcext:value-type="string">
            <text:p>irq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FIRQ</text:p>
          </table:table-cell>
          <table:table-cell table:style-name="ce3" office:value-type="string" calcext:value-type="string">
            <text:p>firq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MI</text:p>
          </table:table-cell>
          <table:table-cell table:style-name="ce3"/>
          <table:table-cell/>
        </table:table-row>
        <table:table-row table:style-name="ro7" table:number-rows-repeated="1048369">
          <table:table-cell table:number-columns-repeated="5"/>
        </table:table-row>
        <table:table-row table:style-name="ro7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2">00/00/0000</text:date>, <text:time style:data-style-name="N2" text:time-value="05:37:39.73366704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5:17:53.170975559</meta:creation-date>
    <dc:date>2023-04-02T10:10:36.004953638</dc:date>
    <meta:editing-duration>P8DT8H23M43S</meta:editing-duration>
    <meta:editing-cycles>37</meta:editing-cycles>
    <meta:generator>LibreOffice/6.4.7.2$Linux_X86_64 LibreOffice_project/40$Build-2</meta:generator>
    <dc:creator>Pepe </dc:creator>
    <meta:document-statistic meta:table-count="7" meta:cell-count="5972" meta:object-count="0"/>
  </office:meta>
</office:document-meta>
</file>